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2.376cm"/>
    </style:style>
    <style:style style:name="Таблица1.B" style:family="table-column">
      <style:table-column-properties style:column-width="14.52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536cm" table:align="left" style:writing-mode="lr-tb"/>
    </style:style>
    <style:style style:name="Таблица3.A" style:family="table-column">
      <style:table-column-properties style:column-width="1.034cm"/>
    </style:style>
    <style:style style:name="Таблица3.B" style:family="table-column">
      <style:table-column-properties style:column-width="7.856cm"/>
    </style:style>
    <style:style style:name="Таблица3.C" style:family="table-column">
      <style:table-column-properties style:column-width="4.445cm"/>
    </style:style>
    <style:style style:name="Таблица3.D" style:family="table-column">
      <style:table-column-properties style:column-width="3.20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3.A14" style:family="table-cell">
      <style:table-cell-properties style:vertical-align="top" fo:padding-left="0.071cm" fo:padding-right="0.071cm" fo:padding-top="0cm" fo:padding-bottom="0cm" fo:border-left="0.018cm solid #000000" fo:border-right="none" fo:border-top="none" fo:border-bottom="0.018cm solid #000000" style:writing-mode="lr-tb"/>
    </style:style>
    <style:style style:name="Таблица3.D14" style:family="table-cell">
      <style:table-cell-properties style:vertical-align="top" fo:padding-left="0.071cm" fo:padding-right="0.07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9cm" fo:margin-left="-0.199cm" table:align="left" style:writing-mode="lr-tb"/>
    </style:style>
    <style:style style:name="Таблица2.A" style:family="table-column">
      <style:table-column-properties style:column-width="1.584cm"/>
    </style:style>
    <style:style style:name="Таблица2.B" style:family="table-column">
      <style:table-column-properties style:column-width="4.99cm"/>
    </style:style>
    <style:style style:name="Таблица2.C" style:family="table-column">
      <style:table-column-properties style:column-width="7.172cm"/>
    </style:style>
    <style:style style:name="Таблица2.D" style:family="table-column">
      <style:table-column-properties style:column-width="3.1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171cm" table:align="left" style:writing-mode="lr-tb"/>
    </style:style>
    <style:style style:name="Таблица5.A" style:family="table-column">
      <style:table-column-properties style:column-width="4.046cm"/>
    </style:style>
    <style:style style:name="Таблица5.B" style:family="table-column">
      <style:table-column-properties style:column-width="13.12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B1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6" style:family="table">
      <style:table-properties style:width="16.9cm" fo:margin-left="-0.199cm" table:align="left" style:writing-mode="lr-tb"/>
    </style:style>
    <style:style style:name="Таблица6.A" style:family="table-column">
      <style:table-column-properties style:column-width="6.405cm"/>
    </style:style>
    <style:style style:name="Таблица6.B" style:family="table-column">
      <style:table-column-properties style:column-width="6.726cm"/>
    </style:style>
    <style:style style:name="Таблица6.C" style:family="table-column">
      <style:table-column-properties style:column-width="3.769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 style:text-autospace="none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margin-left="0cm" fo:margin-right="0cm" fo:margin-top="0cm" fo:margin-bottom="0cm" fo:line-height="100%" fo:text-indent="1cm" style:auto-text-indent="false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/>
    </style:style>
    <style:style style:name="P14" style:family="paragraph" style:parent-style-name="Standard">
      <style:paragraph-properties fo:margin-left="0cm" fo:margin-right="0cm" fo:line-height="100%" fo:orphans="2" fo:widows="2" fo:text-indent="1cm" style:auto-text-indent="false"/>
    </style:style>
    <style:style style:name="P15" style:family="paragraph" style:parent-style-name="Style1">
      <style:paragraph-properties fo:margin-left="0cm" fo:margin-right="0cm" fo:text-align="start" style:justify-single-word="false" fo:orphans="2" fo:widows="2" fo:text-indent="1cm" style:auto-text-indent="false" style:text-autospace="non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6" style:family="paragraph" style:parent-style-name="Style20">
      <style:paragraph-properties fo:margin-left="0cm" fo:margin-right="0cm" fo:line-height="100%" fo:text-align="start" style:justify-single-word="false" fo:orphans="2" fo:widows="2" fo:text-indent="1cm" style:auto-text-indent="false"/>
    </style:style>
    <style:style style:name="P17" style:family="paragraph" style:parent-style-name="Style20">
      <style:paragraph-properties fo:margin-left="0cm" fo:margin-right="0cm" fo:line-height="100%" fo:orphans="2" fo:widows="2" fo:text-indent="1cm" style:auto-text-indent="false"/>
    </style:style>
    <style:style style:name="P18" style:family="paragraph" style:parent-style-name="Style15">
      <style:paragraph-properties fo:margin-left="0cm" fo:margin-right="0cm" fo:line-height="100%" fo:text-align="justify" style:justify-single-word="false" fo:orphans="2" fo:widows="2" fo:text-indent="1cm" style:auto-text-indent="false"/>
    </style:style>
    <style:style style:name="P19" style:family="paragraph" style:parent-style-name="Style15">
      <style:paragraph-properties fo:margin-left="0cm" fo:margin-right="0cm" fo:line-height="100%" fo:orphans="2" fo:widows="2" fo:text-indent="1cm" style:auto-text-indent="false"/>
    </style:style>
    <style:style style:name="P20" style:family="paragraph" style:parent-style-name="Style16">
      <style:paragraph-properties fo:margin-left="0cm" fo:margin-right="0cm" fo:line-height="100%" fo:orphans="2" fo:widows="2" fo:text-indent="1cm" style:auto-text-indent="false"/>
    </style:style>
    <style:style style:name="P21" style:family="paragraph" style:parent-style-name="Style16">
      <style:paragraph-properties fo:margin-left="0cm" fo:margin-right="0cm" fo:line-height="100%" fo:text-align="center" style:justify-single-word="false" fo:orphans="2" fo:widows="2" fo:text-indent="1cm" style:auto-text-indent="false"/>
    </style:style>
    <style:style style:name="P22" style:family="paragraph" style:parent-style-name="Style33">
      <style:paragraph-properties fo:margin-left="0cm" fo:margin-right="0cm" fo:line-height="100%" fo:text-align="start" style:justify-single-word="false" fo:orphans="2" fo:widows="2" fo:text-indent="1cm" style:auto-text-indent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</style:style>
    <style:style style:name="P24" style:family="paragraph" style:parent-style-name="Standard">
      <style:paragraph-properties fo:margin-top="0cm" fo:margin-bottom="0cm" fo:line-height="100%" fo:text-align="justify" style:justify-single-word="false" fo:orphans="2" fo:widows="2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page"/>
    </style:style>
    <style:style style:name="P27" style:family="paragraph" style:parent-style-name="Style24">
      <style:paragraph-properties fo:orphans="2" fo:widows="2"/>
      <style:text-properties style:font-name="Times New Roman" fo:font-size="14pt" style:font-size-asian="14pt" style:font-name-complex="Times New Roman" style:font-size-complex="14pt"/>
    </style:style>
    <style:style style:name="P28" style:family="paragraph" style:parent-style-name="Style20">
      <style:paragraph-properties fo:margin-left="0cm" fo:margin-right="0cm" fo:line-height="100%" fo:orphans="2" fo:widows="2" fo:text-indent="-0.079cm" style:auto-text-indent="false"/>
    </style:style>
    <style:style style:name="P29" style:family="paragraph" style:parent-style-name="Style20">
      <style:paragraph-properties fo:margin-left="0cm" fo:margin-right="0cm" fo:line-height="100%" fo:text-align="start" style:justify-single-word="false" fo:orphans="2" fo:widows="2" fo:text-indent="-0.079cm" style:auto-text-indent="false"/>
    </style:style>
    <style:style style:name="P30" style:family="paragraph" style:parent-style-name="Style34">
      <style:paragraph-properties fo:margin-left="0cm" fo:margin-right="0cm" fo:text-align="center" style:justify-single-word="false" fo:orphans="2" fo:widows="2" fo:text-indent="-0.079cm" style:auto-text-indent="false"/>
    </style:style>
    <style:style style:name="P31" style:family="paragraph" style:parent-style-name="Style20">
      <style:paragraph-properties fo:line-height="100%" fo:text-align="start" style:justify-single-word="false" fo:orphans="2" fo:widows="2"/>
    </style:style>
    <style:style style:name="P32" style:family="paragraph" style:parent-style-name="Style20">
      <style:paragraph-properties fo:line-height="100%" fo:orphans="2" fo:widows="2"/>
    </style:style>
    <style:style style:name="P33" style:family="paragraph" style:parent-style-name="Style20">
      <style:paragraph-properties fo:line-height="100%" fo:orphans="2" fo:widows="2"/>
      <style:text-properties fo:language="ru" fo:country="RU"/>
    </style:style>
    <style:style style:name="P34" style:family="paragraph" style:parent-style-name="Style15">
      <style:paragraph-properties fo:line-height="100%" fo:text-align="justify" style:justify-single-word="false" fo:orphans="2" fo:widows="2"/>
    </style:style>
    <style:style style:name="P35" style:family="paragraph" style:parent-style-name="Style15">
      <style:paragraph-properties fo:line-height="100%" fo:text-align="center" style:justify-single-word="false" fo:orphans="2" fo:widows="2"/>
    </style:style>
    <style:style style:name="P36" style:family="paragraph" style:parent-style-name="Style16">
      <style:paragraph-properties fo:line-height="100%" fo:orphans="2" fo:widows="2"/>
    </style:style>
    <style:style style:name="P37" style:family="paragraph" style:parent-style-name="Style18">
      <style:paragraph-properties fo:orphans="2" fo:widows="2"/>
    </style:style>
    <style:style style:name="P38" style:family="paragraph" style:parent-style-name="Style34">
      <style:paragraph-properties fo:orphans="2" fo:widows="2"/>
    </style:style>
    <style:style style:name="P39" style:family="paragraph" style:parent-style-name="Style21">
      <style:paragraph-properties fo:orphans="2" fo:widows="2"/>
    </style:style>
    <style:style style:name="P40" style:family="paragraph" style:parent-style-name="Style22">
      <style:paragraph-properties fo:orphans="2" fo:widows="2"/>
    </style:style>
    <style:style style:name="P41" style:family="paragraph" style:parent-style-name="Standard" style:list-style-name="WW8Num15">
      <style:paragraph-properties fo:margin-left="0cm" fo:margin-right="0cm" fo:margin-top="0cm" fo:margin-bottom="0cm" fo:line-height="100%" fo:orphans="0" fo:widows="0" fo:text-indent="1cm" style:auto-text-indent="false" style:text-autospace="none"/>
    </style:style>
    <style:style style:name="P42" style:family="paragraph" style:parent-style-name="Style38" style:list-style-name="WW8Num15">
      <style:paragraph-properties fo:margin-left="0cm" fo:margin-right="0cm" fo:line-height="100%" fo:text-align="start" style:justify-single-word="false" fo:orphans="2" fo:widows="2" fo:text-indent="1cm" style:auto-text-indent="false">
        <style:tab-stops>
          <style:tab-stop style:position="1.007cm"/>
        </style:tab-stops>
      </style:paragraph-properties>
    </style:style>
    <style:style style:name="P43" style:family="paragraph" style:parent-style-name="Style87">
      <style:paragraph-properties fo:text-align="center" style:justify-single-word="false" fo:orphans="2" fo:widows="2">
        <style:tab-stops>
          <style:tab-stop style:position="0.347cm"/>
        </style:tab-stops>
      </style:paragraph-properties>
    </style:style>
    <style:style style:name="P44" style:family="paragraph" style:parent-style-name="Style87">
      <style:paragraph-properties fo:orphans="2" fo:widows="2">
        <style:tab-stops>
          <style:tab-stop style:position="0.347cm"/>
        </style:tab-stops>
      </style:paragraph-properties>
    </style:style>
    <style:style style:name="P45" style:family="paragraph" style:parent-style-name="Style87" style:list-style-name="WW8Num15">
      <style:paragraph-properties fo:margin-left="0cm" fo:margin-right="0cm" fo:orphans="2" fo:widows="2" fo:text-indent="1cm" style:auto-text-indent="false">
        <style:tab-stops>
          <style:tab-stop style:position="0.347cm"/>
        </style:tab-stops>
      </style:paragraph-properties>
    </style:style>
    <style:style style:name="P46" style:family="paragraph" style:parent-style-name="Style87">
      <style:paragraph-properties fo:margin-left="0cm" fo:margin-right="0cm" fo:orphans="2" fo:widows="2" fo:text-indent="1cm" style:auto-text-indent="false">
        <style:tab-stops>
          <style:tab-stop style:position="0.347cm"/>
        </style:tab-stops>
      </style:paragraph-properties>
    </style:style>
    <style:style style:name="P47" style:family="paragraph" style:parent-style-name="Style87">
      <style:paragraph-properties fo:margin-left="0cm" fo:margin-right="0cm" fo:line-height="100%" fo:text-align="start" style:justify-single-word="false" fo:orphans="2" fo:widows="2" fo:text-indent="1cm" style:auto-text-indent="false">
        <style:tab-stops>
          <style:tab-stop style:position="0.347cm"/>
        </style:tab-stops>
      </style:paragraph-properties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48" style:family="paragraph" style:parent-style-name="Style87">
      <style:paragraph-properties fo:margin-left="0cm" fo:margin-right="0cm" fo:line-height="100%" fo:text-align="start" style:justify-single-word="false" fo:orphans="2" fo:widows="2" fo:text-indent="1cm" style:auto-text-indent="false">
        <style:tab-stops>
          <style:tab-stop style:position="0.347cm"/>
        </style:tab-stops>
      </style:paragraph-properties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style:font-size-asian="14pt" style:language-asian="en" style:country-asian="US" style:font-size-complex="14pt"/>
    </style:style>
    <style:style style:name="T5" style:family="text">
      <style:text-properties fo:color="#000000" fo:font-size="14pt" fo:language="en" fo:country="US" style:font-size-asian="14pt" style:language-asian="en" style:country-asian="US" style:font-size-complex="14pt"/>
    </style:style>
    <style:style style:name="T6" style:family="text">
      <style:text-properties fo:color="#000000" style:font-name="Times New Roman" fo:font-size="14pt" fo:font-style="normal" style:font-size-asian="14pt" style:language-asian="en" style:country-asian="US" style:font-style-asian="normal" style:font-name-complex="Times New Roman" style:font-size-complex="14pt"/>
    </style:style>
    <style:style style:name="T7" style:family="text">
      <style:text-properties fo:color="#000000" style:font-name="Times New Roman" fo:font-size="14pt" fo:language="en" fo:country="US" fo:font-style="normal" style:font-size-asian="14pt" style:language-asian="en" style:country-asian="US" style:font-style-asian="normal" style:font-name-complex="Times New Roman" style:font-size-complex="14pt"/>
    </style:style>
    <style:style style:name="T8" style:family="text">
      <style:text-properties fo:color="#000000" style:font-name="Times New Roman" fo:font-size="14pt" style:font-size-asian="14pt" style:language-asian="en" style:country-asian="US" style:font-name-complex="Times New Roman" style:font-size-complex="14pt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language="en" fo:country="US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font-size="14pt" fo:language="ru" fo:country="RU" fo:font-weight="normal" style:font-size-asian="14pt" style:font-weight-asian="normal" style:font-size-complex="14pt"/>
    </style:style>
    <style:style style:name="T15" style:family="text">
      <style:text-properties fo:font-size="14pt" fo:language="ru" fo:country="RU" fo:font-style="normal" style:font-size-asian="14pt" style:font-style-asian="normal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font-size-asian="14pt" style:language-asian="en" style:country-asian="US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style:font-size-asian="14pt" style:language-asian="en" style:country-asian="US" style:font-size-complex="14pt"/>
    </style:style>
    <style:style style:name="T20" style:family="text">
      <style:text-properties fo:font-size="14pt" fo:language="en" fo:country="US" fo:font-weight="normal" style:font-size-asian="14pt" style:language-asian="en" style:country-asian="US" style:font-weight-asian="normal" style:font-size-complex="14pt"/>
    </style:style>
    <style:style style:name="T21" style:family="text">
      <style:text-properties fo:font-size="14pt" fo:language="en" fo:country="US" fo:font-weight="normal" style:font-size-asian="14pt" style:font-weight-asian="normal" style:font-size-complex="14pt"/>
    </style:style>
    <style:style style:name="T22" style:family="text">
      <style:text-properties fo:font-size="14pt" fo:font-weight="normal" style:font-size-asian="14pt" style:font-weight-asian="normal" style:font-size-complex="14pt"/>
    </style:style>
    <style:style style:name="T23" style:family="text">
      <style:text-properties fo:font-size="14pt" fo:font-weight="normal" style:font-size-asian="14pt" style:language-asian="en" style:country-asian="US" style:font-weight-asian="normal" style:font-size-complex="14pt"/>
    </style:style>
    <style:style style:name="T24" style:family="text">
      <style:text-properties fo:font-size="14pt" fo:font-style="normal" style:font-size-asian="14pt" style:font-style-asian="normal" style:font-size-complex="14pt"/>
    </style:style>
    <style:style style:name="T25" style:family="text">
      <style:text-properties fo:font-size="14pt" fo:font-style="normal" style:font-size-asian="14pt" style:language-asian="en" style:country-asian="US" style:font-style-asian="normal" style:font-size-complex="14pt"/>
    </style:style>
    <style:style style:name="T26" style:family="text">
      <style:text-properties fo:font-size="14pt" fo:font-style="italic" style:font-size-asian="14pt" style:font-style-asian="italic" style:font-size-complex="14pt"/>
    </style:style>
    <style:style style:name="T27" style:family="text">
      <style:text-properties fo:font-size="14pt" fo:font-style="italic" style:font-size-asian="14pt" style:language-asian="en" style:country-asian="US" style:font-style-asian="italic" style:font-size-complex="14pt"/>
    </style:style>
    <style:style style:name="T28" style:family="text">
      <style:text-properties style:font-name="Times New Roman" fo:font-size="14pt" style:font-size-asian="14pt" style:font-name-complex="Times New Roman" style:font-size-complex="14pt"/>
    </style:style>
    <style:style style:name="T29" style:family="text">
      <style:text-properties style:font-name="Times New Roman" fo:font-size="14pt" style:font-size-asian="14pt" style:language-asian="en" style:country-asian="US" style:font-name-complex="Times New Roman" style:font-size-complex="14pt"/>
    </style:style>
    <style:style style:name="T30" style:family="text">
      <style:text-properties style:font-name="Times New Roman" fo:font-size="14pt" fo:language="en" fo:country="US" fo:font-weight="normal" style:font-size-asian="14pt" style:font-weight-asian="normal" style:font-name-complex="Times New Roman" style:font-size-complex="14pt"/>
    </style:style>
    <style:style style:name="T31" style:family="text">
      <style:text-properties style:font-name="Times New Roman" fo:font-size="14pt" fo:language="en" fo:country="US" fo:font-style="normal" style:font-size-asian="14pt" style:language-asian="en" style:country-asian="US" style:font-style-asian="normal" style:font-name-complex="Times New Roman" style:font-size-complex="14pt"/>
    </style:style>
    <style:style style:name="T32" style:family="text">
      <style:text-properties style:font-name="Times New Roman" fo:font-size="14pt" fo:language="en" fo:country="US" fo:font-style="normal" style:font-size-asian="14pt" style:font-style-asian="normal" style:font-name-complex="Times New Roman" style:font-size-complex="14pt"/>
    </style:style>
    <style:style style:name="T33" style:family="text">
      <style:text-properties style:font-name="Times New Roman" fo:font-size="14pt" fo:language="en" fo:country="US" style:font-size-asian="14pt" style:language-asian="en" style:country-asian="US" style:font-name-complex="Times New Roman" style:font-size-complex="14pt"/>
    </style:style>
    <style:style style:name="T34" style:family="text">
      <style:text-properties style:font-name="Times New Roman" fo:font-size="14pt" fo:font-style="normal" style:font-size-asian="14pt" style:language-asian="en" style:country-asian="US" style:font-style-asian="normal" style:font-name-complex="Times New Roman" style:font-size-complex="14pt"/>
    </style:style>
    <style:style style:name="T35" style:family="text">
      <style:text-properties style:font-name="Times New Roman" fo:font-size="14pt" fo:font-style="normal" style:font-size-asian="14pt" style:font-style-asian="normal" style:font-name-complex="Times New Roman" style:font-size-complex="14pt"/>
    </style:style>
    <style:style style:name="T36" style:family="text">
      <style:text-properties style:font-name="Times New Roman" fo:font-size="14pt" fo:language="ru" fo:country="RU" fo:font-style="normal" style:font-size-asian="14pt" style:language-asian="en" style:country-asian="US" style:font-style-asian="normal" style:font-name-complex="Times New Roman" style:font-size-complex="14pt"/>
    </style:style>
    <style:style style:name="T37" style:family="text">
      <style:text-properties style:language-asian="en" style:country-asian="US"/>
    </style:style>
    <style:style style:name="T38" style:family="text">
      <style:text-properties style:text-position="sub 58%" fo:font-size="14pt" fo:font-style="normal" style:font-size-asian="14pt" style:font-style-asian="normal" style:font-size-complex="14pt"/>
    </style:style>
    <style:style style:name="T39" style:family="text">
      <style:text-properties style:text-position="sub 58%" fo:font-size="14pt" fo:font-weight="normal" style:font-size-asian="14pt" style:font-weight-asian="normal" style:font-size-complex="14pt"/>
    </style:style>
    <style:style style:name="T40" style:family="text">
      <style:text-properties style:text-position="sub 58%" fo:font-size="14pt" style:font-size-asian="14pt" style:font-size-complex="14pt"/>
    </style:style>
    <style:style style:name="T41" style:family="text">
      <style:text-properties style:text-position="sub 58%" fo:font-size="14pt" style:font-size-asian="14pt" style:language-asian="en" style:country-asian="US" style:font-size-complex="14pt"/>
    </style:style>
    <style:style style:name="T42" style:family="text">
      <style:text-properties style:text-position="sub 58%" fo:font-size="14pt" fo:language="en" fo:country="US" style:font-size-asian="14pt" style:font-size-complex="14pt"/>
    </style:style>
    <style:style style:name="T43" style:family="text">
      <style:text-properties style:text-position="sub 58%" style:font-name="Times New Roman" fo:font-size="14pt" fo:font-style="normal" style:font-size-asian="14pt" style:language-asian="en" style:country-asian="US" style:font-style-asian="normal" style:font-name-complex="Times New Roman" style:font-size-complex="14pt"/>
    </style:style>
    <style:style style:name="T44" style:family="text">
      <style:text-properties style:text-position="sub 58%" style:font-name="Times New Roman" fo:font-size="14pt" fo:font-style="normal" style:font-size-asian="14pt" style:font-style-asian="normal" style:font-name-complex="Times New Roman" style:font-size-complex="14pt"/>
    </style:style>
    <style:style style:name="T45" style:family="text">
      <style:text-properties style:text-position="super 58%" fo:font-size="14pt" style:font-size-asian="14pt" style:font-size-complex="14pt"/>
    </style:style>
    <style:style style:name="T46" style:family="text">
      <style:text-properties fo:font-style="normal" style:language-asian="en" style:country-asian="US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12">11</text:span>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3">Задание №1</text:p>
      <text:p text:style-name="P5"/>
      <text:p text:style-name="P6"/>
      <text:p text:style-name="P3">Задание №2</text:p>
      <text:p text:style-name="P4"/>
      <text:p text:style-name="P4">Текст программы для вычисления метрик Холстеда и Маккейба</text:p>
      <text:p text:style-name="P4"/>
      <text:p text:style-name="P9"><text:span text:style-name="T1">using</text:span><text:span text:style-name="T2"> System;</text:span></text:p>
      <text:p text:style-name="P11"><text:span text:style-name="T1">using</text:span><text:span text:style-name="T2"> System.Text;</text:span></text:p>
      <text:p text:style-name="P11"><text:span text:style-name="T1">using</text:span><text:span text:style-name="T2"> System.Text.RegularExpressions;</text:span></text:p>
      <text:p text:style-name="P8"/>
      <text:p text:style-name="P11"><text:span text:style-name="T1">namespace</text:span><text:span text:style-name="T2"> technoprog6_1</text:span></text:p>
      <text:p text:style-name="P8">{</text:p>
      <text:p text:style-name="P11"><text:span text:style-name="T2"><text:s text:c="4"/></text:span><text:span text:style-name="T1">class</text:span><text:span text:style-name="T2"> </text:span><text:span text:style-name="T9">Program</text:span></text:p>
      <text:p text:style-name="P8"><text:s text:c="4"/>{</text:p>
      <text:p text:style-name="P11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8"><text:s text:c="8"/>{</text:p>
      <text:p text:style-name="P11"><text:span text:style-name="T2"><text:s text:c="12"/>Console.WriteLine(</text:span><text:span text:style-name="T10">"Введите логин: "</text:span><text:span text:style-name="T2">);</text:span></text:p>
      <text:p text:style-name="P11"><text:span text:style-name="T2"><text:s text:c="12"/></text:span><text:span text:style-name="T1">string</text:span><text:span text:style-name="T2"> login = Console.ReadLine();</text:span></text:p>
      <text:p text:style-name="P11"><text:span text:style-name="T2"><text:s text:c="12"/>Regex regex = </text:span><text:span text:style-name="T1">new</text:span><text:span text:style-name="T2"> Regex(</text:span><text:span text:style-name="T11">@"^([a-z]|[A-Z])\w{1,9}"</text:span><text:span text:style-name="T2">);</text:span></text:p>
      <text:p text:style-name="P11"><text:span text:style-name="T2"><text:s text:c="12"/></text:span><text:span text:style-name="T1">if</text:span><text:span text:style-name="T2"> (regex.IsMatch(login))</text:span></text:p>
      <text:p text:style-name="P8"><text:s text:c="12"/>{</text:p>
      <text:p text:style-name="P11"><text:span text:style-name="T2"><text:s text:c="16"/>Console.WriteLine(</text:span><text:span text:style-name="T10">"Верный логин"</text:span><text:span text:style-name="T2">);</text:span></text:p>
      <text:p text:style-name="P8"><text:s text:c="12"/>}</text:p>
      <text:p text:style-name="P11"><text:span text:style-name="T2"><text:s text:c="12"/></text:span><text:span text:style-name="T1">else</text:span></text:p>
      <text:p text:style-name="P8"><text:s text:c="12"/>{</text:p>
      <text:p text:style-name="P11"><text:span text:style-name="T2"><text:s text:c="16"/>Console.WriteLine(</text:span><text:span text:style-name="T10">"Неправильный логин"</text:span><text:span text:style-name="T2">);</text:span></text:p>
      <text:p text:style-name="P8"><text:s text:c="12"/>}</text:p>
      <text:p text:style-name="P8"><text:s text:c="12"/>Console.ReadKey();</text:p>
      <text:p text:style-name="P8"><text:s text:c="8"/>}</text:p>
      <text:p text:style-name="P8"><text:s text:c="4"/>}</text:p>
      <text:p text:style-name="P7">}</text:p>
      <text:p text:style-name="P10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pan text:style-name="Font_20_Style95"><text:span text:style-name="T16"/></text:span></text:p>
      <text:p text:style-name="P13"><text:soft-page-break/><text:span text:style-name="Font_20_Style95"><text:span text:style-name="T16">Таблица 1 Текст программы для вычисления значения функции F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<text:span text:style-name="Font_20_Style95"><text:span text:style-name="T16">Номер строки</text:span></text:span></text:p>
          </table:table-cell>
          <table:table-cell table:style-name="Таблица1.B1" office:value-type="string">
            <text:p text:style-name="P23"><text:span text:style-name="Font_20_Style95"><text:span text:style-name="T16">Строки программы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</text:span></text:span></text:p>
          </table:table-cell>
          <table:table-cell table:style-name="Таблица1.B1" office:value-type="string">
            <text:p text:style-name="P23"><text:span text:style-name="Font_20_Style95"><text:span text:style-name="T16">using System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2</text:span></text:span></text:p>
          </table:table-cell>
          <table:table-cell table:style-name="Таблица1.B1" office:value-type="string">
            <text:p text:style-name="P23"><text:span text:style-name="Font_20_Style95"><text:span text:style-name="T16">using System.Text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3</text:span></text:span></text:p>
          </table:table-cell>
          <table:table-cell table:style-name="Таблица1.B1" office:value-type="string">
            <text:p text:style-name="P23"><text:span text:style-name="Font_20_Style95"><text:span text:style-name="T16">using System.Text.RegularExpressions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4</text:span></text:span></text:p>
          </table:table-cell>
          <table:table-cell table:style-name="Таблица1.B1" office:value-type="string">
            <text:p text:style-name="P23"><text:span text:style-name="Font_20_Style95"><text:span text:style-name="T16"/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5</text:span></text:span></text:p>
          </table:table-cell>
          <table:table-cell table:style-name="Таблица1.B1" office:value-type="string">
            <text:p text:style-name="P23"><text:span text:style-name="Font_20_Style95"><text:span text:style-name="T16">namespace technoprog6_1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6</text:span></text:span></text:p>
          </table:table-cell>
          <table:table-cell table:style-name="Таблица1.B1" office:value-type="string">
            <text:p text:style-name="P23"><text:span text:style-name="Font_20_Style95"><text:span text:style-name="T18">{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7</text:span></text:span></text:p>
          </table:table-cell>
          <table:table-cell table:style-name="Таблица1.B1" office:value-type="string">
            <text:p text:style-name="P23"><text:span text:style-name="Font_20_Style95"><text:span text:style-name="T16">class Program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8</text:span></text:span></text:p>
          </table:table-cell>
          <table:table-cell table:style-name="Таблица1.B1" office:value-type="string">
            <text:p text:style-name="P23"><text:span text:style-name="Font_20_Style95"><text:span text:style-name="T16">{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9</text:span></text:span></text:p>
          </table:table-cell>
          <table:table-cell table:style-name="Таблица1.B1" office:value-type="string">
            <text:p text:style-name="P23"><text:span text:style-name="Font_20_Style95"><text:span text:style-name="T16">static void Main(string[] args)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0</text:span></text:span></text:p>
          </table:table-cell>
          <table:table-cell table:style-name="Таблица1.B1" office:value-type="string">
            <text:p text:style-name="P23"><text:span text:style-name="Font_20_Style95"><text:span text:style-name="T16">{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1</text:span></text:span></text:p>
          </table:table-cell>
          <table:table-cell table:style-name="Таблица1.B1" office:value-type="string">
            <text:p text:style-name="P23"><text:span text:style-name="Font_20_Style95"><text:span text:style-name="T16">Console.WriteLine("Введите логин: ")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2</text:span></text:span></text:p>
          </table:table-cell>
          <table:table-cell table:style-name="Таблица1.B1" office:value-type="string">
            <text:p text:style-name="P23"><text:span text:style-name="Font_20_Style95"><text:span text:style-name="T16">string login = Console.ReadLine()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3</text:span></text:span></text:p>
          </table:table-cell>
          <table:table-cell table:style-name="Таблица1.B1" office:value-type="string">
            <text:p text:style-name="P23"><text:span text:style-name="Font_20_Style95"><text:span text:style-name="T16">Regex regex = new Regex(@"^([a-z]|[A-Z])\w{1,9}")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4</text:span></text:span></text:p>
          </table:table-cell>
          <table:table-cell table:style-name="Таблица1.B1" office:value-type="string">
            <text:p text:style-name="P23"><text:span text:style-name="Font_20_Style95"><text:span text:style-name="T18">if (regex.IsMatch(login))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5</text:span></text:span></text:p>
          </table:table-cell>
          <table:table-cell table:style-name="Таблица1.B1" office:value-type="string">
            <text:p text:style-name="P23"><text:span text:style-name="Font_20_Style95"><text:span text:style-name="T16">{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6</text:span></text:span></text:p>
          </table:table-cell>
          <table:table-cell table:style-name="Таблица1.B1" office:value-type="string">
            <text:p text:style-name="P23"><text:span text:style-name="Font_20_Style95"><text:span text:style-name="T16">Console.WriteLine("Верный логин")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7</text:span></text:span></text:p>
          </table:table-cell>
          <table:table-cell table:style-name="Таблица1.B1" office:value-type="string">
            <text:p text:style-name="P23"><text:span text:style-name="Font_20_Style95"><text:span text:style-name="T18">}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8</text:span></text:span></text:p>
          </table:table-cell>
          <table:table-cell table:style-name="Таблица1.B1" office:value-type="string">
            <text:p text:style-name="P23"><text:span text:style-name="Font_20_Style95"><text:span text:style-name="T18">else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19</text:span></text:span></text:p>
          </table:table-cell>
          <table:table-cell table:style-name="Таблица1.B1" office:value-type="string">
            <text:p text:style-name="P23"><text:span text:style-name="Font_20_Style95"><text:span text:style-name="T18">{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20</text:span></text:span></text:p>
          </table:table-cell>
          <table:table-cell table:style-name="Таблица1.B1" office:value-type="string">
            <text:p text:style-name="P23"><text:span text:style-name="Font_20_Style95"><text:span text:style-name="T18">Console.WriteLine("Неправильный логин")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21</text:span></text:span></text:p>
          </table:table-cell>
          <table:table-cell table:style-name="Таблица1.B1" office:value-type="string">
            <text:p text:style-name="P23"><text:span text:style-name="Font_20_Style95"><text:span text:style-name="T18">}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22</text:span></text:span></text:p>
          </table:table-cell>
          <table:table-cell table:style-name="Таблица1.B1" office:value-type="string">
            <text:p text:style-name="P23"><text:span text:style-name="Font_20_Style95"><text:span text:style-name="T16">Console.ReadKey()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23</text:span></text:span></text:p>
          </table:table-cell>
          <table:table-cell table:style-name="Таблица1.B1" office:value-type="string">
            <text:p text:style-name="P23"><text:span text:style-name="Font_20_Style95"><text:span text:style-name="T18">}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24</text:span></text:span></text:p>
          </table:table-cell>
          <table:table-cell table:style-name="Таблица1.B1" office:value-type="string">
            <text:p text:style-name="P23"><text:span text:style-name="Font_20_Style95"><text:span text:style-name="T18">}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5"><text:span text:style-name="Font_20_Style95"><text:span text:style-name="T16">25</text:span></text:span></text:p>
          </table:table-cell>
          <table:table-cell table:style-name="Таблица1.B1" office:value-type="string">
            <text:p text:style-name="P23"><text:span text:style-name="Font_20_Style95"><text:span text:style-name="T18">}</text:span></text:span></text:p>
          </table:table-cell>
        </table:table-row>
      </table:table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15"><text:span text:style-name="Font_20_Style95"><text:span text:style-name="T28"/></text:span></text:p>
      <text:p text:style-name="P5"/>
      <text:p text:style-name="P12"><text:soft-page-break/><text:span text:style-name="Font_20_Style102"><text:span text:style-name="T22">Таблица 3. Словарь операндов программы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№ п/п</text:span></text:span></text:p>
          </table:table-cell>
          <table:table-cell table:style-name="Таблица3.A1" office:value-type="string">
            <text:p text:style-name="P31"><text:span text:style-name="Font_20_Style102"><text:span text:style-name="T22">Операнды</text:span></text:span></text:p>
          </table:table-cell>
          <table:table-cell table:style-name="Таблица3.A1" office:value-type="string">
            <text:p text:style-name="P31"><text:span text:style-name="Font_20_Style102"><text:span text:style-name="T22">Номера строк</text:span></text:span></text:p>
          </table:table-cell>
          <table:table-cell table:style-name="Таблица3.D1" office:value-type="string">
            <text:p text:style-name="P32"><text:span text:style-name="Font_20_Style102"><text:span text:style-name="T22">Количество повторений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1</text:span></text:span></text:p>
          </table:table-cell>
          <table:table-cell table:style-name="Таблица3.A1" office:value-type="string">
            <text:p text:style-name="P31"><text:span text:style-name="Font_20_Style102"><text:span text:style-name="T20">System</text:span></text:span></text:p>
          </table:table-cell>
          <table:table-cell table:style-name="Таблица3.A1" office:value-type="string">
            <text:p text:style-name="P31"><text:span text:style-name="Font_20_Style102"><text:span text:style-name="T22">1, </text:span></text:span><text:span text:style-name="Font_20_Style102"><text:span text:style-name="T21">2, 3</text:span></text:span></text:p>
          </table:table-cell>
          <table:table-cell table:style-name="Таблица3.D1" office:value-type="string">
            <text:p text:style-name="P32"><text:span text:style-name="Font_20_Style102"><text:span text:style-name="T21">3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2</text:span></text:span></text:p>
          </table:table-cell>
          <table:table-cell table:style-name="Таблица3.A1" office:value-type="string">
            <text:p text:style-name="P31"><text:span text:style-name="Font_20_Style102"><text:span text:style-name="T21">Text</text:span></text:span></text:p>
          </table:table-cell>
          <table:table-cell table:style-name="Таблица3.A1" office:value-type="string">
            <text:p text:style-name="P31"><text:span text:style-name="Font_20_Style102"><text:span text:style-name="T22">2, </text:span></text:span><text:span text:style-name="Font_20_Style102"><text:span text:style-name="T21">3</text:span></text:span></text:p>
          </table:table-cell>
          <table:table-cell table:style-name="Таблица3.D1" office:value-type="string">
            <text:p text:style-name="P32"><text:span text:style-name="Font_20_Style102"><text:span text:style-name="T21">2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3</text:span></text:span></text:p>
          </table:table-cell>
          <table:table-cell table:style-name="Таблица3.A1" office:value-type="string">
            <text:p text:style-name="P31"><text:span text:style-name="Font_20_Style102"><text:span text:style-name="T20">RegularExpressions</text:span></text:span></text:p>
          </table:table-cell>
          <table:table-cell table:style-name="Таблица3.A1" office:value-type="string">
            <text:p text:style-name="P31"><text:span text:style-name="Font_20_Style102"><text:span text:style-name="T21">3</text:span></text:span></text:p>
          </table:table-cell>
          <table:table-cell table:style-name="Таблица3.D1" office:value-type="string">
            <text:p text:style-name="P32"><text:span text:style-name="Font_20_Style102"><text:span text:style-name="T22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4</text:span></text:span></text:p>
          </table:table-cell>
          <table:table-cell table:style-name="Таблица3.A1" office:value-type="string">
            <text:p text:style-name="P31"><text:span text:style-name="Font_20_Style102"><text:span text:style-name="T20">Main</text:span></text:span></text:p>
          </table:table-cell>
          <table:table-cell table:style-name="Таблица3.A1" office:value-type="string">
            <text:p text:style-name="P31"><text:span text:style-name="Font_20_Style102"><text:span text:style-name="T21">9</text:span></text:span></text:p>
          </table:table-cell>
          <table:table-cell table:style-name="Таблица3.D1" office:value-type="string">
            <text:p text:style-name="P32"><text:span text:style-name="Font_20_Style102"><text:span text:style-name="T22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5</text:span></text:span></text:p>
          </table:table-cell>
          <table:table-cell table:style-name="Таблица3.A1" office:value-type="string">
            <text:p text:style-name="P38"><text:span text:style-name="Font_20_Style110"><text:span text:style-name="T30">technoprog6_1</text:span></text:span></text:p>
          </table:table-cell>
          <table:table-cell table:style-name="Таблица3.A1" office:value-type="string">
            <text:p text:style-name="P31"><text:span text:style-name="Font_20_Style102"><text:span text:style-name="T21">5</text:span></text:span></text:p>
          </table:table-cell>
          <table:table-cell table:style-name="Таблица3.D1" office:value-type="string">
            <text:p text:style-name="P32"><text:span text:style-name="Font_20_Style102"><text:span text:style-name="T21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6</text:span></text:span></text:p>
          </table:table-cell>
          <table:table-cell table:style-name="Таблица3.A1" office:value-type="string">
            <text:p text:style-name="P31"><text:span text:style-name="Font_20_Style102"><text:span text:style-name="T21">Program</text:span></text:span></text:p>
          </table:table-cell>
          <table:table-cell table:style-name="Таблица3.A1" office:value-type="string">
            <text:p text:style-name="P31"><text:span text:style-name="Font_20_Style102"><text:span text:style-name="T21">7</text:span></text:span></text:p>
          </table:table-cell>
          <table:table-cell table:style-name="Таблица3.D1" office:value-type="string">
            <text:p text:style-name="P32"><text:span text:style-name="Font_20_Style102"><text:span text:style-name="T21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7</text:span></text:span></text:p>
          </table:table-cell>
          <table:table-cell table:style-name="Таблица3.A1" office:value-type="string">
            <text:p text:style-name="P31"><text:span text:style-name="Font_20_Style102"><text:span text:style-name="T20">args</text:span></text:span></text:p>
          </table:table-cell>
          <table:table-cell table:style-name="Таблица3.A1" office:value-type="string">
            <text:p text:style-name="P31"><text:span text:style-name="Font_20_Style102"><text:span text:style-name="T21">9</text:span></text:span></text:p>
          </table:table-cell>
          <table:table-cell table:style-name="Таблица3.D1" office:value-type="string">
            <text:p text:style-name="P32"><text:span text:style-name="Font_20_Style102"><text:span text:style-name="T21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8</text:span></text:span></text:p>
          </table:table-cell>
          <table:table-cell table:style-name="Таблица3.A1" office:value-type="string">
            <text:p text:style-name="P36"><text:span text:style-name="Font_20_Style102"><text:span text:style-name="T22">"Введите </text:span></text:span><text:span text:style-name="Font_20_Style102"><text:span text:style-name="T14">логин</text:span></text:span><text:span text:style-name="Font_20_Style102"><text:span text:style-name="T22">"</text:span></text:span></text:p>
          </table:table-cell>
          <table:table-cell table:style-name="Таблица3.A1" office:value-type="string">
            <text:p text:style-name="P31"><text:span text:style-name="Font_20_Style102"><text:span text:style-name="T22">1</text:span></text:span><text:span text:style-name="Font_20_Style102"><text:span text:style-name="T21">1</text:span></text:span></text:p>
          </table:table-cell>
          <table:table-cell table:style-name="Таблица3.D1" office:value-type="string">
            <text:p text:style-name="P32"><text:span text:style-name="Font_20_Style102"><text:span text:style-name="T22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9</text:span></text:span></text:p>
          </table:table-cell>
          <table:table-cell table:style-name="Таблица3.A1" office:value-type="string">
            <text:p text:style-name="P24"><text:span text:style-name="Font_20_Style95"><text:span text:style-name="T22">"^([a-z]|[A-Z])\w{1,9}"</text:span></text:span></text:p>
          </table:table-cell>
          <table:table-cell table:style-name="Таблица3.A1" office:value-type="string">
            <text:p text:style-name="P31"><text:span text:style-name="Font_20_Style102"><text:span text:style-name="T22">1</text:span></text:span><text:span text:style-name="Font_20_Style102"><text:span text:style-name="T21">3</text:span></text:span></text:p>
          </table:table-cell>
          <table:table-cell table:style-name="Таблица3.D1" office:value-type="string">
            <text:p text:style-name="P32"><text:span text:style-name="Font_20_Style102"><text:span text:style-name="T22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10</text:span></text:span></text:p>
          </table:table-cell>
          <table:table-cell table:style-name="Таблица3.A1" office:value-type="string">
            <text:p text:style-name="P36"><text:span text:style-name="Font_20_Style102"><text:span text:style-name="T22">"</text:span></text:span><text:span text:style-name="Font_20_Style102"><text:span text:style-name="T14">Верный логин</text:span></text:span><text:span text:style-name="Font_20_Style102"><text:span text:style-name="T22">"</text:span></text:span></text:p>
          </table:table-cell>
          <table:table-cell table:style-name="Таблица3.A1" office:value-type="string">
            <text:p text:style-name="P31"><text:span text:style-name="Font_20_Style102"><text:span text:style-name="T22">1</text:span></text:span><text:span text:style-name="Font_20_Style102"><text:span text:style-name="T21">6</text:span></text:span></text:p>
          </table:table-cell>
          <table:table-cell table:style-name="Таблица3.D1" office:value-type="string">
            <text:p text:style-name="P32"><text:span text:style-name="Font_20_Style102"><text:span text:style-name="T22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11</text:span></text:span></text:p>
          </table:table-cell>
          <table:table-cell table:style-name="Таблица3.A1" office:value-type="string">
            <text:p text:style-name="P31"><text:span text:style-name="Font_20_Style102"><text:span text:style-name="T22">"</text:span></text:span><text:span text:style-name="Font_20_Style102"><text:span text:style-name="T14">Неправильный логин</text:span></text:span><text:span text:style-name="Font_20_Style102"><text:span text:style-name="T22">"</text:span></text:span></text:p>
          </table:table-cell>
          <table:table-cell table:style-name="Таблица3.A1" office:value-type="string">
            <text:p text:style-name="P31"><text:span text:style-name="Font_20_Style102"><text:span text:style-name="T21">20</text:span></text:span></text:p>
          </table:table-cell>
          <table:table-cell table:style-name="Таблица3.D1" office:value-type="string">
            <text:p text:style-name="P32"><text:span text:style-name="Font_20_Style102"><text:span text:style-name="T22">1</text:span></text:span></text:p>
          </table:table-cell>
        </table:table-row>
        <table:table-row table:style-name="Таблица3.1">
          <table:table-cell table:style-name="Таблица3.A1" office:value-type="string">
            <text:p text:style-name="P32"><text:span text:style-name="Font_20_Style102"><text:span text:style-name="T22">12</text:span></text:span></text:p>
          </table:table-cell>
          <table:table-cell table:style-name="Таблица3.A1" office:value-type="string">
            <text:p text:style-name="P31"><text:span text:style-name="Font_20_Style102"><text:span text:style-name="T20">regex</text:span></text:span></text:p>
          </table:table-cell>
          <table:table-cell table:style-name="Таблица3.A1" office:value-type="string">
            <text:p text:style-name="P31"><text:span text:style-name="Font_20_Style102"><text:span text:style-name="T21">13, 14</text:span></text:span></text:p>
          </table:table-cell>
          <table:table-cell table:style-name="Таблица3.D1" office:value-type="string">
            <text:p text:style-name="P32"><text:span text:style-name="Font_20_Style102"><text:span text:style-name="T21">2</text:span></text:span></text:p>
          </table:table-cell>
        </table:table-row>
        <table:table-row table:style-name="Таблица3.1">
          <table:table-cell table:style-name="Таблица3.A14" table:number-columns-spanned="3" office:value-type="string">
            <text:p text:style-name="P33">Всего</text:p>
          </table:table-cell>
          <table:covered-table-cell/>
          <table:covered-table-cell/>
          <table:table-cell table:style-name="Таблица3.D14" office:value-type="string">
            <text:p text:style-name="P33">16</text:p>
          </table:table-cell>
        </table:table-row>
      </table:table>
      <text:p text:style-name="P26"/>
      <text:p text:style-name="P18"><text:span text:style-name="Font_20_Style102"><text:span text:style-name="T22">Таблица 2. Словарь операторов и операций программы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4"><text:span text:style-name="Font_20_Style102"><text:span text:style-name="T22">№ пп</text:span></text:span></text:p>
          </table:table-cell>
          <table:table-cell table:style-name="Таблица2.A1" office:value-type="string">
            <text:p text:style-name="P31"><text:span text:style-name="Font_20_Style102"><text:span text:style-name="T22">Операторы, операции</text:span></text:span></text:p>
          </table:table-cell>
          <table:table-cell table:style-name="Таблица2.A1" office:value-type="string">
            <text:p text:style-name="P16"><text:span text:style-name="Font_20_Style102"><text:span text:style-name="T22">Номера строк</text:span></text:span></text:p>
          </table:table-cell>
          <table:table-cell table:style-name="Таблица2.D1" office:value-type="string">
            <text:p text:style-name="P16"><text:span text:style-name="Font_20_Style102"><text:span text:style-name="T22">Количество повторений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1</text:span></text:span></text:p>
          </table:table-cell>
          <table:table-cell table:style-name="Таблица2.A1" office:value-type="string">
            <text:p text:style-name="P31"><text:span text:style-name="Font_20_Style102"><text:span text:style-name="T20">using</text:span></text:span><text:span text:style-name="Font_20_Style102"><text:span text:style-name="T23">...;</text:span></text:span></text:p>
          </table:table-cell>
          <table:table-cell table:style-name="Таблица2.A1" office:value-type="string">
            <text:p text:style-name="P16"><text:span text:style-name="Font_20_Style102"><text:span text:style-name="T22">1, </text:span></text:span><text:span text:style-name="Font_20_Style102"><text:span text:style-name="T21">2, 3</text:span></text:span></text:p>
          </table:table-cell>
          <table:table-cell table:style-name="Таблица2.D1" office:value-type="string">
            <text:p text:style-name="P17"><text:span text:style-name="Font_20_Style102"><text:span text:style-name="T21">3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2</text:span></text:span></text:p>
          </table:table-cell>
          <table:table-cell table:style-name="Таблица2.A1" office:value-type="string">
            <text:p text:style-name="P31"><text:span text:style-name="Font_20_Style102"><text:span text:style-name="T20">namespace </text:span></text:span><text:span text:style-name="Font_20_Style102"><text:span text:style-name="T23">...</text:span></text:span></text:p>
          </table:table-cell>
          <table:table-cell table:style-name="Таблица2.A1" office:value-type="string">
            <text:p text:style-name="P16"><text:span text:style-name="Font_20_Style102"><text:span text:style-name="T21">5</text:span></text:span></text:p>
          </table:table-cell>
          <table:table-cell table:style-name="Таблица2.D1" office:value-type="string">
            <text:p text:style-name="P17"><text:span text:style-name="Font_20_Style102"><text:span text:style-name="T21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3</text:span></text:span></text:p>
          </table:table-cell>
          <table:table-cell table:style-name="Таблица2.A1" office:value-type="string">
            <text:p text:style-name="P31"><text:span text:style-name="Font_20_Style102"><text:span text:style-name="T20">class </text:span></text:span><text:span text:style-name="Font_20_Style102"><text:span text:style-name="T23">...</text:span></text:span></text:p>
          </table:table-cell>
          <table:table-cell table:style-name="Таблица2.A1" office:value-type="string">
            <text:p text:style-name="P16"><text:span text:style-name="Font_20_Style102"><text:span text:style-name="T21">7</text:span></text:span></text:p>
          </table:table-cell>
          <table:table-cell table:style-name="Таблица2.D1" office:value-type="string">
            <text:p text:style-name="P17"><text:span text:style-name="Font_20_Style102"><text:span text:style-name="T21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4</text:span></text:span></text:p>
          </table:table-cell>
          <table:table-cell table:style-name="Таблица2.A1" office:value-type="string">
            <text:p text:style-name="P31"><text:span text:style-name="Font_20_Style102"><text:span text:style-name="T20">static void...</text:span></text:span></text:p>
          </table:table-cell>
          <table:table-cell table:style-name="Таблица2.A1" office:value-type="string">
            <text:p text:style-name="P16"><text:span text:style-name="Font_20_Style102"><text:span text:style-name="T21">9</text:span></text:span></text:p>
          </table:table-cell>
          <table:table-cell table:style-name="Таблица2.D1" office:value-type="string">
            <text:p text:style-name="P17"><text:span text:style-name="Font_20_Style102"><text:span text:style-name="T21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5</text:span></text:span></text:p>
          </table:table-cell>
          <table:table-cell table:style-name="Таблица2.A1" office:value-type="string">
            <text:p text:style-name="P31"><text:span text:style-name="Font_20_Style102"><text:span text:style-name="T20">string...</text:span></text:span></text:p>
          </table:table-cell>
          <table:table-cell table:style-name="Таблица2.A1" office:value-type="string">
            <text:p text:style-name="P16"><text:span text:style-name="Font_20_Style102"><text:span text:style-name="T21">12</text:span></text:span></text:p>
          </table:table-cell>
          <table:table-cell table:style-name="Таблица2.D1" office:value-type="string">
            <text:p text:style-name="P17"><text:span text:style-name="Font_20_Style102"><text:span text:style-name="T21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6</text:span></text:span></text:p>
          </table:table-cell>
          <table:table-cell table:style-name="Таблица2.A1" office:value-type="string">
            <text:p text:style-name="P31"><text:span text:style-name="Font_20_Style102"><text:span text:style-name="T20">Regex</text:span></text:span><text:span text:style-name="Font_20_Style102"><text:span text:style-name="T23">...</text:span></text:span></text:p>
          </table:table-cell>
          <table:table-cell table:style-name="Таблица2.A1" office:value-type="string">
            <text:p text:style-name="P16"><text:span text:style-name="Font_20_Style102"><text:span text:style-name="T21">13</text:span></text:span></text:p>
          </table:table-cell>
          <table:table-cell table:style-name="Таблица2.D1" office:value-type="string">
            <text:p text:style-name="P17"><text:span text:style-name="Font_20_Style102"><text:span text:style-name="T21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7</text:span></text:span></text:p>
          </table:table-cell>
          <table:table-cell table:style-name="Таблица2.A1" office:value-type="string">
            <text:p text:style-name="P31"><text:span text:style-name="Font_20_Style102"><text:span text:style-name="T20">Console.ReadKey()</text:span></text:span></text:p>
          </table:table-cell>
          <table:table-cell table:style-name="Таблица2.A1" office:value-type="string">
            <text:p text:style-name="P16"><text:span text:style-name="Font_20_Style102"><text:span text:style-name="T21">22</text:span></text:span></text:p>
          </table:table-cell>
          <table:table-cell table:style-name="Таблица2.D1" office:value-type="string">
            <text:p text:style-name="P17"><text:span text:style-name="Font_20_Style102"><text:span text:style-name="T21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8</text:span></text:span></text:p>
          </table:table-cell>
          <table:table-cell table:style-name="Таблица2.A1" office:value-type="string">
            <text:p text:style-name="P31"><text:span text:style-name="Font_20_Style102"><text:span text:style-name="T20">Console. WriteLine()</text:span></text:span></text:p>
          </table:table-cell>
          <table:table-cell table:style-name="Таблица2.A1" office:value-type="string">
            <text:p text:style-name="P16"><text:span text:style-name="Font_20_Style102"><text:span text:style-name="T22">1</text:span></text:span><text:span text:style-name="Font_20_Style102"><text:span text:style-name="T21">1, 16, 20</text:span></text:span></text:p>
          </table:table-cell>
          <table:table-cell table:style-name="Таблица2.D1" office:value-type="string">
            <text:p text:style-name="P17"><text:span text:style-name="Font_20_Style102"><text:span text:style-name="T21">3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9</text:span></text:span></text:p>
          </table:table-cell>
          <table:table-cell table:style-name="Таблица2.A1" office:value-type="string">
            <text:p text:style-name="P31"><text:span text:style-name="Font_20_Style102"><text:span text:style-name="T20">if ()...else...</text:span></text:span></text:p>
          </table:table-cell>
          <table:table-cell table:style-name="Таблица2.A1" office:value-type="string">
            <text:p text:style-name="P16"><text:span text:style-name="Font_20_Style102"><text:span text:style-name="T21">14, 18</text:span></text:span></text:p>
          </table:table-cell>
          <table:table-cell table:style-name="Таблица2.D1" office:value-type="string">
            <text:p text:style-name="P17"><text:span text:style-name="Font_20_Style102"><text:span text:style-name="T21">2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2">1</text:span></text:span><text:span text:style-name="Font_20_Style102"><text:span text:style-name="T21">0</text:span></text:span></text:p>
          </table:table-cell>
          <table:table-cell table:style-name="Таблица2.A1" office:value-type="string">
            <text:p text:style-name="P27">;</text:p>
          </table:table-cell>
          <table:table-cell table:style-name="Таблица2.A1" office:value-type="string">
            <text:p text:style-name="P20"><text:span text:style-name="Font_20_Style102"><text:span text:style-name="T21">1, 2, 3, 11, 12, 13, 16, 20, 22</text:span></text:span></text:p>
          </table:table-cell>
          <table:table-cell table:style-name="Таблица2.D1" office:value-type="string">
            <text:p text:style-name="P21"><text:span text:style-name="Font_20_Style102"><text:span text:style-name="T21">9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11</text:span></text:span></text:p>
          </table:table-cell>
          <table:table-cell table:style-name="Таблица2.A1" office:value-type="string">
            <text:p text:style-name="P39"><text:span text:style-name="Font_20_Style107"><text:span text:style-name="T21">.isMatch</text:span></text:span></text:p>
          </table:table-cell>
          <table:table-cell table:style-name="Таблица2.A1" office:value-type="string">
            <text:p text:style-name="P16"><text:span text:style-name="Font_20_Style102"><text:span text:style-name="T21">14</text:span></text:span></text:p>
          </table:table-cell>
          <table:table-cell table:style-name="Таблица2.D1" office:value-type="string">
            <text:p text:style-name="P17"><text:span text:style-name="Font_20_Style102"><text:span text:style-name="T21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12</text:span></text:span></text:p>
          </table:table-cell>
          <table:table-cell table:style-name="Таблица2.A1" office:value-type="string">
            <text:p text:style-name="P37"><text:span text:style-name="Font_20_Style105"><text:span text:style-name="T16">=</text:span></text:span></text:p>
          </table:table-cell>
          <table:table-cell table:style-name="Таблица2.A1" office:value-type="string">
            <text:p text:style-name="P16"><text:span text:style-name="Font_20_Style102"><text:span text:style-name="T21">12, 13</text:span></text:span></text:p>
          </table:table-cell>
          <table:table-cell table:style-name="Таблица2.D1" office:value-type="string">
            <text:p text:style-name="P17"><text:span text:style-name="Font_20_Style102"><text:span text:style-name="T21">3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13</text:span></text:span></text:p>
          </table:table-cell>
          <table:table-cell table:style-name="Таблица2.A1" office:value-type="string">
            <text:p text:style-name="P40"><text:span text:style-name="Font_20_Style108"><text:span text:style-name="T22">{}</text:span></text:span></text:p>
          </table:table-cell>
          <table:table-cell table:style-name="Таблица2.A1" office:value-type="string">
            <text:p text:style-name="P16"><text:span text:style-name="Font_20_Style102"><text:span text:style-name="T21">6</text:span></text:span><text:span text:style-name="Font_20_Style102"><text:span text:style-name="T22">(</text:span></text:span><text:span text:style-name="Font_20_Style102"><text:span text:style-name="T21">25</text:span></text:span><text:span text:style-name="Font_20_Style102"><text:span text:style-name="T22">), </text:span></text:span><text:span text:style-name="Font_20_Style102"><text:span text:style-name="T21">8(24),</text:span></text:span><text:span text:style-name="Font_20_Style102"><text:span text:style-name="T22"> </text:span></text:span><text:span text:style-name="Font_20_Style102"><text:span text:style-name="T21">10</text:span></text:span><text:span text:style-name="Font_20_Style102"><text:span text:style-name="T22">(</text:span></text:span><text:span text:style-name="Font_20_Style102"><text:span text:style-name="T21">23</text:span></text:span><text:span text:style-name="Font_20_Style102"><text:span text:style-name="T22">), </text:span></text:span><text:span text:style-name="Font_20_Style102"><text:span text:style-name="T21">15</text:span></text:span><text:span text:style-name="Font_20_Style102"><text:span text:style-name="T22">(</text:span></text:span><text:span text:style-name="Font_20_Style102"><text:span text:style-name="T21">17</text:span></text:span><text:span text:style-name="Font_20_Style102"><text:span text:style-name="T22">), </text:span></text:span><text:span text:style-name="Font_20_Style102"><text:span text:style-name="T21">19(21)</text:span></text:span></text:p>
          </table:table-cell>
          <table:table-cell table:style-name="Таблица2.D1" office:value-type="string">
            <text:p text:style-name="P17"><text:span text:style-name="Font_20_Style102"><text:span text:style-name="T21">5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14</text:span></text:span></text:p>
          </table:table-cell>
          <table:table-cell table:style-name="Таблица2.A1" office:value-type="string">
            <text:p text:style-name="P31"><text:span text:style-name="Font_20_Style102"><text:span text:style-name="T22">()</text:span></text:span></text:p>
          </table:table-cell>
          <table:table-cell table:style-name="Таблица2.A1" office:value-type="string">
            <text:p text:style-name="P20"><text:span text:style-name="Font_20_Style102"><text:span text:style-name="T21">9, 11, 12, 13, 14, 14, 16, 20, 22</text:span></text:span></text:p>
          </table:table-cell>
          <table:table-cell table:style-name="Таблица2.D1" office:value-type="string">
            <text:p text:style-name="P21"><text:span text:style-name="Font_20_Style102"><text:span text:style-name="T21">9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15</text:span></text:span></text:p>
          </table:table-cell>
          <table:table-cell table:style-name="Таблица2.A1" office:value-type="string">
            <text:p text:style-name="P31"><text:span text:style-name="Font_20_Style102"><text:span text:style-name="T20">“ “</text:span></text:span></text:p>
          </table:table-cell>
          <table:table-cell table:style-name="Таблица2.A1" office:value-type="string">
            <text:p text:style-name="P16"><text:span text:style-name="Font_20_Style102"><text:span text:style-name="T21">11, 13, 16, 20</text:span></text:span></text:p>
          </table:table-cell>
          <table:table-cell table:style-name="Таблица2.D1" office:value-type="string">
            <text:p text:style-name="P17"><text:span text:style-name="Font_20_Style102"><text:span text:style-name="T21">4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16</text:span></text:span></text:p>
          </table:table-cell>
          <table:table-cell table:style-name="Таблица2.A1" office:value-type="string">
            <text:p text:style-name="P31"><text:span text:style-name="Font_20_Style102"><text:span text:style-name="T20">@</text:span></text:span></text:p>
          </table:table-cell>
          <table:table-cell table:style-name="Таблица2.A1" office:value-type="string">
            <text:p text:style-name="P16"><text:span text:style-name="Font_20_Style102"><text:span text:style-name="T21">13</text:span></text:span></text:p>
          </table:table-cell>
          <table:table-cell table:style-name="Таблица2.D1" office:value-type="string">
            <text:p text:style-name="P17"><text:span text:style-name="Font_20_Style102"><text:span text:style-name="T21">2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35"><text:span text:style-name="Font_20_Style102"><text:span text:style-name="T21">17</text:span></text:span></text:p>
          </table:table-cell>
          <table:table-cell table:style-name="Таблица2.A1" office:value-type="string">
            <text:p text:style-name="P31"><text:span text:style-name="Font_20_Style102"><text:span text:style-name="T20">.</text:span></text:span></text:p>
          </table:table-cell>
          <table:table-cell table:style-name="Таблица2.A1" office:value-type="string">
            <text:p text:style-name="P16"><text:span text:style-name="Font_20_Style102"><text:span text:style-name="T21">2, 3, 3, 11, 12, 14, 16, 20, 22</text:span></text:span></text:p>
          </table:table-cell>
          <table:table-cell table:style-name="Таблица2.D1" office:value-type="string">
            <text:p text:style-name="P17"><text:span text:style-name="Font_20_Style102"><text:span text:style-name="T21">9</text:span></text:span></text:p>
          </table:table-cell>
        </table:table-row>
        <table:table-row table:style-name="Таблица2.1">
          <table:table-cell table:style-name="Таблица2.A1" table:number-columns-spanned="3" office:value-type="string">
            <text:p text:style-name="P31"><text:span text:style-name="Font_20_Style102"><text:span text:style-name="T22"><text:s text:c="73"/>Всего</text:span></text:span></text:p>
          </table:table-cell>
          <table:covered-table-cell/>
          <table:covered-table-cell/>
          <table:table-cell table:style-name="Таблица2.D1" office:value-type="string">
            <text:p text:style-name="P17"><text:span text:style-name="Font_20_Style102"><text:span text:style-name="T21">56</text:span></text:span></text:p>
          </table:table-cell>
        </table:table-row>
      </table:table>
      <text:p text:style-name="P19"><text:span text:style-name="Font_20_Style102"><text:span text:style-name="T22"/></text:span></text:p>
      <text:p text:style-name="P19"><text:span text:style-name="Font_20_Style102"><text:span text:style-name="T22"/></text:span></text:p>
      <text:p text:style-name="P19"><text:span text:style-name="Font_20_Style102"><text:span text:style-name="T22">Таблица 4. Входные и выходные переменные программы</text:span>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8"><text:span text:style-name="Font_20_Style102"><text:span text:style-name="T22">Входные переменные</text:span></text:span></text:p>
          </table:table-cell>
          <table:table-cell table:style-name="Таблица5.B1" office:value-type="string">
            <text:p text:style-name="P29"><text:span text:style-name="Font_20_Style102"><text:span text:style-name="T22">Выходные переменные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30"><text:span text:style-name="Font_20_Style110"><text:span text:style-name="T30">login</text:span></text:span></text:p>
          </table:table-cell>
          <table:table-cell table:style-name="Таблица5.B1" office:value-type="string">
            <text:p text:style-name="P29"><text:span text:style-name="Font_20_Style102"><text:span text:style-name="T22">"</text:span></text:span><text:span text:style-name="Font_20_Style95"><text:span text:style-name="T22">Введите логин: </text:span></text:span><text:span text:style-name="Font_20_Style102"><text:span text:style-name="T22">"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28"><text:span text:style-name="Font_20_Style102"><text:span text:style-name="T21">regex</text:span></text:span></text:p>
          </table:table-cell>
          <table:table-cell table:style-name="Таблица5.B1" office:value-type="string">
            <text:p text:style-name="P29"><text:span text:style-name="Font_20_Style102"><text:span text:style-name="T22"/></text:span></text:p>
          </table:table-cell>
        </table:table-row>
        <table:table-row table:style-name="Таблица5.1">
          <table:table-cell table:style-name="Таблица5.A1" office:value-type="string">
            <text:p text:style-name="P28"><text:span text:style-name="Font_20_Style102"><text:span text:style-name="T20"/></text:span></text:p>
          </table:table-cell>
          <table:table-cell table:style-name="Таблица5.B1" office:value-type="string">
            <text:p text:style-name="P29"><text:span text:style-name="Font_20_Style102"><text:span text:style-name="T22">"</text:span></text:span><text:span text:style-name="Font_20_Style102"><text:span text:style-name="T14">Правильный логин</text:span></text:span><text:span text:style-name="Font_20_Style102"><text:span text:style-name="T22">"</text:span></text:span></text:p>
          </table:table-cell>
        </table:table-row>
      </table:table>
      <text:p text:style-name="P22"><text:span text:style-name="Font_20_Style95"><text:span text:style-name="T18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6931770798352031718" text:style-name="WW8Num15">
        <text:list-item>
          <text:p text:style-name="P42"><text:soft-page-break/><text:span text:style-name="Font_20_Style95"><text:span text:style-name="T16">словарь программы: <text:s text:c="2"/>n</text:span></text:span><text:span text:style-name="Font_20_Style94"><text:span text:style-name="T24"> = n</text:span></text:span><text:span text:style-name="Font_20_Style94"><text:span text:style-name="T38">1</text:span></text:span><text:span text:style-name="Font_20_Style94"><text:span text:style-name="T24"> + n</text:span></text:span><text:span text:style-name="Font_20_Style94"><text:span text:style-name="T38">2</text:span></text:span><text:span text:style-name="Font_20_Style94"><text:span text:style-name="T24"> = </text:span></text:span><text:span text:style-name="Font_20_Style94"><text:span text:style-name="T15">12</text:span></text:span><text:span text:style-name="Font_20_Style94"><text:span text:style-name="T24"> + </text:span></text:span><text:span text:style-name="Font_20_Style94"><text:span text:style-name="T15">17</text:span></text:span><text:span text:style-name="Font_20_Style95"><text:span text:style-name="T16"> = </text:span></text:span><text:span text:style-name="Font_20_Style95"><text:span text:style-name="T13">29</text:span></text:span><text:span text:style-name="Font_20_Style95"><text:span text:style-name="T16">; <text:s/></text:span></text:span></text:p>
        </text:list-item>
        <text:list-item>
          <text:p text:style-name="P45"><text:span text:style-name="Font_20_Style95"><text:span text:style-name="T16">длина реализации: <text:s text:c="5"/></text:span></text:span><text:span text:style-name="Font_20_Style96"><text:span text:style-name="T31">N</text:span></text:span><text:span text:style-name="Font_20_Style96"><text:span text:style-name="T34"> = </text:span></text:span><text:span text:style-name="Font_20_Style96"><text:span text:style-name="T31">N</text:span></text:span><text:span text:style-name="Font_20_Style96"><text:span text:style-name="T43">1</text:span></text:span><text:span text:style-name="Font_20_Style96"><text:span text:style-name="T34"> + </text:span></text:span><text:span text:style-name="Font_20_Style96"><text:span text:style-name="T31">N</text:span></text:span><text:span text:style-name="Font_20_Style96"><text:span text:style-name="T43">2</text:span></text:span><text:span text:style-name="Font_20_Style96"><text:span text:style-name="T34"> = 16 + </text:span></text:span><text:span text:style-name="Font_20_Style96"><text:span text:style-name="T36">5</text:span></text:span><text:span text:style-name="Font_20_Style96"><text:span text:style-name="T34">6 = </text:span></text:span><text:span text:style-name="Font_20_Style96"><text:span text:style-name="T36">72</text:span></text:span><text:span text:style-name="Font_20_Style96"><text:span text:style-name="T29">;</text:span></text:span></text:p>
        </text:list-item>
        <text:list-item>
          <text:p text:style-name="P45"><text:span text:style-name="Font_20_Style95"><text:span text:style-name="T16">длина программы: <text:s text:c="5"/></text:span></text:span><text:span text:style-name="Font_20_Style96"><text:span text:style-name="T35">N ~ = </text:span></text:span><text:span text:style-name="Font_20_Style96"><text:span text:style-name="T32">n</text:span></text:span><text:span text:style-name="Font_20_Style96"><text:span text:style-name="T44">1</text:span></text:span><text:span text:style-name="Font_20_Style96"><text:span text:style-name="T35">* </text:span></text:span><text:span text:style-name="Font_20_Style112"><text:span text:style-name="T21">log</text:span></text:span><text:span text:style-name="Font_20_Style112"><text:span text:style-name="T39">2 </text:span></text:span><text:span text:style-name="Font_20_Style112"><text:span text:style-name="T21">n</text:span></text:span><text:span text:style-name="Font_20_Style112"><text:span text:style-name="T39">1</text:span></text:span><text:span text:style-name="Font_20_Style112"><text:span text:style-name="T22">+</text:span></text:span><text:span text:style-name="Font_20_Style96"><text:span text:style-name="T35"> </text:span></text:span><text:span text:style-name="Font_20_Style96"><text:span text:style-name="T32">n</text:span></text:span><text:span text:style-name="Font_20_Style96"><text:span text:style-name="T44">2</text:span></text:span><text:span text:style-name="Font_20_Style96"><text:span text:style-name="T35">* </text:span></text:span><text:span text:style-name="Font_20_Style112"><text:span text:style-name="T21">log</text:span></text:span><text:span text:style-name="Font_20_Style112"><text:span text:style-name="T39">2</text:span></text:span><text:span text:style-name="Font_20_Style112"><text:span text:style-name="T21">n</text:span></text:span><text:span text:style-name="Font_20_Style112"><text:span text:style-name="T39">2</text:span></text:span><text:span text:style-name="Font_20_Style95"><text:span text:style-name="T26"> = 12</text:span></text:span><text:span text:style-name="Font_20_Style95"><text:span text:style-name="T16">*</text:span></text:span><text:span text:style-name="Font_20_Style112"><text:span text:style-name="T22"> </text:span></text:span><text:span text:style-name="Font_20_Style112"><text:span text:style-name="T21">log</text:span></text:span><text:span text:style-name="Font_20_Style112"><text:span text:style-name="T39">2</text:span></text:span><text:span text:style-name="Font_20_Style112"><text:span text:style-name="T22">12+17* </text:span></text:span><text:span text:style-name="Font_20_Style112"><text:span text:style-name="T21">log</text:span></text:span><text:span text:style-name="Font_20_Style112"><text:span text:style-name="T39">2</text:span></text:span><text:span text:style-name="Font_20_Style112"><text:span text:style-name="T22">17=12*3</text:span></text:span><text:span text:style-name="Font_20_Style112"><text:span text:style-name="T14">,</text:span></text:span><text:span text:style-name="Font_20_Style112"><text:span text:style-name="T21">58</text:span></text:span><text:span text:style-name="Font_20_Style112"><text:span text:style-name="T22">+1</text:span></text:span><text:span text:style-name="Font_20_Style112"><text:span text:style-name="T21">7</text:span></text:span><text:span text:style-name="Font_20_Style112"><text:span text:style-name="T22">*4,</text:span></text:span><text:span text:style-name="Font_20_Style112"><text:span text:style-name="T21">08</text:span></text:span><text:span text:style-name="Font_20_Style112"><text:span text:style-name="T22">=134,68+64=</text:span></text:span><text:span text:style-name="Font_20_Style112"><text:span text:style-name="T21">112,32</text:span></text:span><text:span text:style-name="Font_20_Style112"><text:span text:style-name="T22">;</text:span></text:span></text:p>
        </text:list-item>
        <text:list-item>
          <text:p text:style-name="P41"><text:span text:style-name="Font_20_Style95"><text:span text:style-name="T16">объем программы в битах: <text:s/></text:span></text:span><text:span text:style-name="Font_20_Style96"><text:span text:style-name="T32">V</text:span></text:span><text:span text:style-name="Font_20_Style96"><text:span text:style-name="T35"> = (</text:span></text:span><text:span text:style-name="Font_20_Style96"><text:span text:style-name="T32">N</text:span></text:span><text:span text:style-name="Font_20_Style96"><text:span text:style-name="T44">2</text:span></text:span><text:span text:style-name="Font_20_Style96"><text:span text:style-name="T35">+ </text:span></text:span><text:span text:style-name="Font_20_Style96"><text:span text:style-name="T32">N</text:span></text:span><text:span text:style-name="Font_20_Style96"><text:span text:style-name="T44">1</text:span></text:span><text:span text:style-name="Font_20_Style96"><text:span text:style-name="T35">) * </text:span></text:span><text:span text:style-name="Font_20_Style112"><text:span text:style-name="T21">log</text:span></text:span><text:span text:style-name="Font_20_Style112"><text:span text:style-name="T39">2</text:span></text:span><text:span text:style-name="Font_20_Style96"><text:span text:style-name="T35"> (</text:span></text:span><text:span text:style-name="Font_20_Style112"><text:span text:style-name="T21">n</text:span></text:span><text:span text:style-name="Font_20_Style112"><text:span text:style-name="T39">1</text:span></text:span><text:span text:style-name="Font_20_Style96"><text:span text:style-name="T35"> + </text:span></text:span><text:span text:style-name="Font_20_Style96"><text:span text:style-name="T32">n</text:span></text:span><text:span text:style-name="Font_20_Style96"><text:span text:style-name="T44">2</text:span></text:span><text:span text:style-name="Font_20_Style96"><text:span text:style-name="T35">) </text:span></text:span><text:span text:style-name="Font_20_Style95"><text:span text:style-name="T26">=(</text:span></text:span><text:span text:style-name="Font_20_Style95"><text:span text:style-name="T16">16 + </text:span></text:span><text:span text:style-name="Font_20_Style95"><text:span text:style-name="T18">5</text:span></text:span><text:span text:style-name="Font_20_Style95"><text:span text:style-name="T16">6) * log</text:span></text:span><text:span text:style-name="Font_20_Style95"><text:span text:style-name="T40">2</text:span></text:span><text:span text:style-name="Font_20_Style95"><text:span text:style-name="T16">(</text:span></text:span><text:span text:style-name="Font_20_Style95"><text:span text:style-name="T18">12</text:span></text:span><text:span text:style-name="Font_20_Style95"><text:span text:style-name="T16"> + </text:span></text:span><text:span text:style-name="Font_20_Style95"><text:span text:style-name="T18">17)</text:span></text:span><text:span text:style-name="Font_20_Style95"><text:span text:style-name="T16"> = </text:span></text:span><text:span text:style-name="Font_20_Style95"><text:span text:style-name="T18">7</text:span></text:span><text:span text:style-name="Font_20_Style95"><text:span text:style-name="T16">2 * </text:span></text:span><text:span text:style-name="Font_20_Style95"><text:span text:style-name="T18">log</text:span></text:span><text:span text:style-name="Font_20_Style95"><text:span text:style-name="T42">2</text:span></text:span><text:span text:style-name="Font_20_Style95"><text:span text:style-name="T18">29</text:span></text:span><text:span text:style-name="Font_20_Style95"><text:span text:style-name="T16"> = </text:span></text:span><text:span text:style-name="Font_20_Style95"><text:span text:style-name="T18">349,7</text:span></text:span><text:span text:style-name="Font_20_Style95"><text:span text:style-name="T16">;</text:span></text:span></text:p>
        </text:list-item>
        <text:list-item>
          <text:p text:style-name="P45"><text:span text:style-name="Font_20_Style95"><text:span text:style-name="T16">потенциальный объем программы: <text:s/>V</text:span></text:span><text:span text:style-name="Font_20_Style95"><text:span text:style-name="T45">*</text:span></text:span><text:span text:style-name="Font_20_Style98"><text:span text:style-name="T46"> </text:span></text:span><text:span text:style-name="Font_20_Style95"><text:span text:style-name="T27">= </text:span></text:span><text:span text:style-name="Font_20_Style95"><text:span text:style-name="T17">(</text:span></text:span><text:span text:style-name="Font_20_Style96"><text:span text:style-name="T32">n</text:span></text:span><text:span text:style-name="Font_20_Style96"><text:span text:style-name="T44">2</text:span></text:span><text:span text:style-name="Font_20_Style95"><text:span text:style-name="T17">*+ 2) *log</text:span></text:span><text:span text:style-name="Font_20_Style95"><text:span text:style-name="T41">2</text:span></text:span><text:span text:style-name="Font_20_Style95"><text:span text:style-name="T17">(</text:span></text:span><text:span text:style-name="Font_20_Style96"><text:span text:style-name="T32">n</text:span></text:span><text:span text:style-name="Font_20_Style96"><text:span text:style-name="T44">2</text:span></text:span><text:span text:style-name="Font_20_Style95"><text:span text:style-name="T17"> + 2) = (1</text:span></text:span><text:span text:style-name="Font_20_Style95"><text:span text:style-name="T19">7</text:span></text:span><text:span text:style-name="Font_20_Style95"><text:span text:style-name="T17"> + 2) * log</text:span></text:span><text:span text:style-name="Font_20_Style95"><text:span text:style-name="T41">2</text:span></text:span><text:span text:style-name="Font_20_Style95"><text:span text:style-name="T17">(1</text:span></text:span><text:span text:style-name="Font_20_Style95"><text:span text:style-name="T19">7</text:span></text:span><text:span text:style-name="Font_20_Style95"><text:span text:style-name="T17"> + 2) = </text:span></text:span><text:span text:style-name="Font_20_Style95"><text:span text:style-name="T19">80,7</text:span></text:span><text:span text:style-name="Font_20_Style95"><text:span text:style-name="T17">;</text:span></text:span></text:p>
        </text:list-item>
        <text:list-item>
          <text:p text:style-name="P45"><text:span text:style-name="Font_20_Style95"><text:span text:style-name="T16">уровень программы: </text:span></text:span><text:span text:style-name="Font_20_Style96"><text:span text:style-name="T31">L</text:span></text:span><text:span text:style-name="Font_20_Style96"><text:span text:style-name="T34"> = </text:span></text:span><text:span text:style-name="Font_20_Style95"><text:span text:style-name="T16">V</text:span></text:span><text:span text:style-name="Font_20_Style95"><text:span text:style-name="T45">*</text:span></text:span><text:span text:style-name="Font_20_Style95"><text:span text:style-name="T16">/</text:span></text:span><text:span text:style-name="Font_20_Style113"><text:span text:style-name="T25"> </text:span></text:span><text:span text:style-name="Font_20_Style96"><text:span text:style-name="T31">V</text:span></text:span><text:span text:style-name="Font_20_Style96"><text:span text:style-name="T29">= </text:span></text:span><text:span text:style-name="Font_20_Style96"><text:span text:style-name="T33">80,7 </text:span></text:span><text:span text:style-name="Font_20_Style95"><text:span text:style-name="T17">/ </text:span></text:span><text:span text:style-name="Font_20_Style95"><text:span text:style-name="T19">349,7</text:span></text:span><text:span text:style-name="Font_20_Style95"><text:span text:style-name="T17"> = </text:span></text:span><text:span text:style-name="Font_20_Style95"><text:span text:style-name="T19">0,23</text:span></text:span><text:span text:style-name="Font_20_Style95"><text:span text:style-name="T17">;</text:span></text:span></text:p>
        </text:list-item>
        <text:list-item>
          <text:p text:style-name="P45"><text:span text:style-name="Font_20_Style95"><text:span text:style-name="T16">уровень языка: <text:s text:c="12"/></text:span></text:span><text:span text:style-name="Font_20_Style96"><text:span text:style-name="T34"> = </text:span></text:span><text:span text:style-name="Font_20_Style96"><text:span text:style-name="T31">L*</text:span></text:span><text:span text:style-name="Font_20_Style95"><text:span text:style-name="T16"> V</text:span></text:span><text:span text:style-name="Font_20_Style95"><text:span text:style-name="T45">*</text:span></text:span><text:span text:style-name="Font_20_Style98"><text:span text:style-name="T37"> = </text:span></text:span><text:span text:style-name="Font_20_Style95"><text:span text:style-name="T17">0,</text:span></text:span><text:span text:style-name="Font_20_Style95"><text:span text:style-name="T19">23</text:span></text:span><text:span text:style-name="Font_20_Style95"><text:span text:style-name="T17"> * </text:span></text:span><text:span text:style-name="Font_20_Style95"><text:span text:style-name="T19">80,7</text:span></text:span><text:span text:style-name="Font_20_Style95"><text:span text:style-name="T17"> = </text:span></text:span><text:span text:style-name="Font_20_Style95"><text:span text:style-name="T19">18,56</text:span></text:span><text:span text:style-name="Font_20_Style95"><text:span text:style-name="T17">;</text:span></text:span></text:p>
        </text:list-item>
        <text:list-item>
          <text:p text:style-name="P45"><text:span text:style-name="Font_20_Style95"><text:span text:style-name="T16">интеллектуальное содержание программы: I</text:span></text:span><text:span text:style-name="Font_20_Style96"><text:span text:style-name="T34">= </text:span></text:span><text:span text:style-name="Font_20_Style96"><text:span text:style-name="T31">L</text:span></text:span><text:span text:style-name="Font_20_Style96"><text:span text:style-name="T34"> *</text:span></text:span><text:span text:style-name="Font_20_Style96"><text:span text:style-name="T31">V</text:span></text:span><text:span text:style-name="Font_20_Style95"><text:span text:style-name="T17"> =0,</text:span></text:span><text:span text:style-name="Font_20_Style95"><text:span text:style-name="T19">23</text:span></text:span><text:span text:style-name="Font_20_Style95"><text:span text:style-name="T17"> * </text:span></text:span><text:span text:style-name="Font_20_Style95"><text:span text:style-name="T19">349,7</text:span></text:span><text:span text:style-name="Font_20_Style95"><text:span text:style-name="T17"> = </text:span></text:span><text:span text:style-name="Font_20_Style95"><text:span text:style-name="T19">80</text:span></text:span><text:span text:style-name="Font_20_Style95"><text:span text:style-name="T17">,</text:span></text:span><text:span text:style-name="Font_20_Style95"><text:span text:style-name="T19">431</text:span></text:span><text:span text:style-name="Font_20_Style95"><text:span text:style-name="T17">;</text:span></text:span></text:p>
        </text:list-item>
      </text:list>
      <text:p text:style-name="P47"><text:span text:style-name="Font_20_Style95"><text:span text:style-name="T3">работа по программированию: <text:s text:c="2"/>E</text:span></text:span><text:span text:style-name="Font_20_Style96"><text:span text:style-name="T6">=</text:span></text:span><text:span text:style-name="Font_20_Style96"><text:span text:style-name="T7">V</text:span></text:span><text:span text:style-name="Font_20_Style96"><text:span text:style-name="T6"> / </text:span></text:span><text:span text:style-name="Font_20_Style96"><text:span text:style-name="T7">L</text:span></text:span><text:span text:style-name="Font_20_Style96"><text:span text:style-name="T8"> = </text:span></text:span><text:span text:style-name="Font_20_Style95"><text:span text:style-name="T5">349,7</text:span></text:span><text:span text:style-name="Font_20_Style95"><text:span text:style-name="T4"> / </text:span></text:span><text:span text:style-name="Font_20_Style95"><text:span text:style-name="T5">0,23</text:span></text:span><text:span text:style-name="Font_20_Style95"><text:span text:style-name="T4"> = </text:span></text:span><text:span text:style-name="Font_20_Style95"><text:span text:style-name="T5">1520</text:span></text:span><text:span text:style-name="Font_20_Style95"><text:span text:style-name="T4">. </text:span></text:span></text:p>
      <text:p text:style-name="P47"><text:span text:style-name="Font_20_Style95"><text:span text:style-name="T4"/></text:span></text:p>
      <text:p text:style-name="P46"><text:span text:style-name="Font_20_Style95"><text:span text:style-name="T17">Таблица 5 - результаты расчетов метрик Холстеда</text:span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43"><text:span text:style-name="Font_20_Style96"><text:span text:style-name="T34">Наименование характеристики</text:span></text:span></text:p>
          </table:table-cell>
          <table:table-cell table:style-name="Таблица6.A1" office:value-type="string">
            <text:p text:style-name="P43"><text:span text:style-name="Font_20_Style96"><text:span text:style-name="T34">Обозначение и формулы для вычислений</text:span></text:span></text:p>
          </table:table-cell>
          <table:table-cell table:style-name="Таблица6.C1" office:value-type="string">
            <text:p text:style-name="P43"><text:span text:style-name="Font_20_Style96"><text:span text:style-name="T34">Значение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96"><text:span text:style-name="T34">Число простых операторов и операций</text:span></text:span></text:p>
          </table:table-cell>
          <table:table-cell table:style-name="Таблица6.A1" office:value-type="string">
            <text:p text:style-name="P43"><text:span text:style-name="Font_20_Style94"><text:span text:style-name="T24">n</text:span></text:span><text:span text:style-name="Font_20_Style94"><text:span text:style-name="T38">1</text:span></text:span></text:p>
          </table:table-cell>
          <table:table-cell table:style-name="Таблица6.C1" office:value-type="string">
            <text:p text:style-name="P43"><text:span text:style-name="Font_20_Style96"><text:span text:style-name="T31">12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96"><text:span text:style-name="T34">Число простых (уникальных) операндов</text:span></text:span></text:p>
          </table:table-cell>
          <table:table-cell table:style-name="Таблица6.A1" office:value-type="string">
            <text:p text:style-name="P43"><text:span text:style-name="Font_20_Style94"><text:span text:style-name="T24">n</text:span></text:span><text:span text:style-name="Font_20_Style94"><text:span text:style-name="T38">2</text:span></text:span></text:p>
          </table:table-cell>
          <table:table-cell table:style-name="Таблица6.C1" office:value-type="string">
            <text:p text:style-name="P43"><text:span text:style-name="Font_20_Style96"><text:span text:style-name="T31">17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96"><text:span text:style-name="T34">Общее число всех операторов и операций</text:span></text:span></text:p>
          </table:table-cell>
          <table:table-cell table:style-name="Таблица6.A1" office:value-type="string">
            <text:p text:style-name="P43"><text:span text:style-name="Font_20_Style96"><text:span text:style-name="T31">N</text:span></text:span><text:span text:style-name="Font_20_Style96"><text:span text:style-name="T43">1</text:span></text:span></text:p>
          </table:table-cell>
          <table:table-cell table:style-name="Таблица6.C1" office:value-type="string">
            <text:p text:style-name="P43"><text:span text:style-name="Font_20_Style96"><text:span text:style-name="T31">16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96"><text:span text:style-name="T34">Общее число всех операндов</text:span></text:span></text:p>
          </table:table-cell>
          <table:table-cell table:style-name="Таблица6.A1" office:value-type="string">
            <text:p text:style-name="P43"><text:span text:style-name="Font_20_Style96"><text:span text:style-name="T31">N</text:span></text:span><text:span text:style-name="Font_20_Style96"><text:span text:style-name="T43">2</text:span></text:span></text:p>
          </table:table-cell>
          <table:table-cell table:style-name="Таблица6.C1" office:value-type="string">
            <text:p text:style-name="P43"><text:span text:style-name="Font_20_Style96"><text:span text:style-name="T31">56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102"><text:span text:style-name="T22">Число входных и выходных переменных (параметров)</text:span></text:span></text:p>
          </table:table-cell>
          <table:table-cell table:style-name="Таблица6.A1" office:value-type="string">
            <text:p text:style-name="P43"><text:span text:style-name="Font_20_Style96"><text:span text:style-name="T32">n</text:span></text:span><text:span text:style-name="Font_20_Style96"><text:span text:style-name="T44">2</text:span></text:span><text:span text:style-name="Font_20_Style96"><text:span text:style-name="T35">*</text:span></text:span></text:p>
          </table:table-cell>
          <table:table-cell table:style-name="Таблица6.C1" office:value-type="string">
            <text:p text:style-name="P43"><text:span text:style-name="Font_20_Style96"><text:span text:style-name="T31">4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102"><text:span text:style-name="T22">Словарь программы</text:span></text:span></text:p>
          </table:table-cell>
          <table:table-cell table:style-name="Таблица6.A1" office:value-type="string">
            <text:p text:style-name="P43"><text:span text:style-name="Font_20_Style95"><text:span text:style-name="T16">n</text:span></text:span><text:span text:style-name="Font_20_Style94"><text:span text:style-name="T24"> = n</text:span></text:span><text:span text:style-name="Font_20_Style94"><text:span text:style-name="T38">1</text:span></text:span><text:span text:style-name="Font_20_Style94"><text:span text:style-name="T24"> + n</text:span></text:span><text:span text:style-name="Font_20_Style94"><text:span text:style-name="T38">2</text:span></text:span></text:p>
          </table:table-cell>
          <table:table-cell table:style-name="Таблица6.C1" office:value-type="string">
            <text:p text:style-name="P43"><text:span text:style-name="Font_20_Style96"><text:span text:style-name="T31">29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102"><text:span text:style-name="T22">Длина реализации</text:span></text:span><text:span text:style-name="Font_20_Style102"><text:span text:style-name="T16"> </text:span></text:span><text:span text:style-name="Font_20_Style102"><text:span text:style-name="T22">программы</text:span></text:span></text:p>
          </table:table-cell>
          <table:table-cell table:style-name="Таблица6.A1" office:value-type="string">
            <text:p text:style-name="P43"><text:span text:style-name="Font_20_Style96"><text:span text:style-name="T31">N</text:span></text:span><text:span text:style-name="Font_20_Style96"><text:span text:style-name="T34"> = </text:span></text:span><text:span text:style-name="Font_20_Style96"><text:span text:style-name="T31">N</text:span></text:span><text:span text:style-name="Font_20_Style96"><text:span text:style-name="T43">1</text:span></text:span><text:span text:style-name="Font_20_Style96"><text:span text:style-name="T34"> + </text:span></text:span><text:span text:style-name="Font_20_Style96"><text:span text:style-name="T31">N</text:span></text:span><text:span text:style-name="Font_20_Style96"><text:span text:style-name="T43">2</text:span></text:span></text:p>
          </table:table-cell>
          <table:table-cell table:style-name="Таблица6.C1" office:value-type="string">
            <text:p text:style-name="P43"><text:span text:style-name="Font_20_Style96"><text:span text:style-name="T31">72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102"><text:span text:style-name="T22">Объем программы (в битах)</text:span></text:span></text:p>
          </table:table-cell>
          <table:table-cell table:style-name="Таблица6.A1" office:value-type="string">
            <text:p text:style-name="P43"><text:span text:style-name="Font_20_Style96"><text:span text:style-name="T31">V</text:span></text:span><text:span text:style-name="Font_20_Style96"><text:span text:style-name="T34"> = (</text:span></text:span><text:span text:style-name="Font_20_Style96"><text:span text:style-name="T31">N</text:span></text:span><text:span text:style-name="Font_20_Style96"><text:span text:style-name="T43">2</text:span></text:span><text:span text:style-name="Font_20_Style96"><text:span text:style-name="T34">+ </text:span></text:span><text:span text:style-name="Font_20_Style96"><text:span text:style-name="T31">N</text:span></text:span><text:span text:style-name="Font_20_Style96"><text:span text:style-name="T43">1</text:span></text:span><text:span text:style-name="Font_20_Style96"><text:span text:style-name="T34">) * </text:span></text:span><text:span text:style-name="Font_20_Style112"><text:span text:style-name="T21">log</text:span></text:span><text:span text:style-name="Font_20_Style112"><text:span text:style-name="T39">2</text:span></text:span><text:span text:style-name="Font_20_Style96"><text:span text:style-name="T34"> (</text:span></text:span><text:span text:style-name="Font_20_Style112"><text:span text:style-name="T21">n</text:span></text:span><text:span text:style-name="Font_20_Style112"><text:span text:style-name="T39">1</text:span></text:span><text:span text:style-name="Font_20_Style96"><text:span text:style-name="T34"> + </text:span></text:span><text:span text:style-name="Font_20_Style96"><text:span text:style-name="T31">n</text:span></text:span><text:span text:style-name="Font_20_Style96"><text:span text:style-name="T43">2</text:span></text:span><text:span text:style-name="Font_20_Style96"><text:span text:style-name="T34">)</text:span></text:span></text:p>
          </table:table-cell>
          <table:table-cell table:style-name="Таблица6.C1" office:value-type="string">
            <text:p text:style-name="P43"><text:span text:style-name="Font_20_Style96"><text:span text:style-name="T31">349,7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102"><text:span text:style-name="T22">Потенциальный объем программы</text:span></text:span></text:p>
          </table:table-cell>
          <table:table-cell table:style-name="Таблица6.A1" office:value-type="string">
            <text:p text:style-name="P43"><text:span text:style-name="Font_20_Style95"><text:span text:style-name="T16">V</text:span></text:span><text:span text:style-name="Font_20_Style95"><text:span text:style-name="T45">*</text:span></text:span><text:span text:style-name="Font_20_Style98"><text:span text:style-name="T46"> </text:span></text:span><text:span text:style-name="Font_20_Style95"><text:span text:style-name="T27">= </text:span></text:span><text:span text:style-name="Font_20_Style95"><text:span text:style-name="T17">(</text:span></text:span><text:span text:style-name="Font_20_Style96"><text:span text:style-name="T32">n</text:span></text:span><text:span text:style-name="Font_20_Style96"><text:span text:style-name="T44">2</text:span></text:span><text:span text:style-name="Font_20_Style95"><text:span text:style-name="T17">*+ 2) *log</text:span></text:span><text:span text:style-name="Font_20_Style95"><text:span text:style-name="T41">2</text:span></text:span><text:span text:style-name="Font_20_Style95"><text:span text:style-name="T17">(</text:span></text:span><text:span text:style-name="Font_20_Style96"><text:span text:style-name="T32">n</text:span></text:span><text:span text:style-name="Font_20_Style96"><text:span text:style-name="T44">2</text:span></text:span><text:span text:style-name="Font_20_Style95"><text:span text:style-name="T17"> + 2)</text:span></text:span></text:p>
          </table:table-cell>
          <table:table-cell table:style-name="Таблица6.C1" office:value-type="string">
            <text:p text:style-name="P43"><text:span text:style-name="Font_20_Style96"><text:span text:style-name="T31">80,7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102"><text:span text:style-name="T22">Уровень реализации программы</text:span></text:span></text:p>
          </table:table-cell>
          <table:table-cell table:style-name="Таблица6.A1" office:value-type="string">
            <text:p text:style-name="P43"><text:span text:style-name="Font_20_Style95"><text:span text:style-name="T16"></text:span></text:span><text:span text:style-name="Font_20_Style96"><text:span text:style-name="T34"> = </text:span></text:span><text:span text:style-name="Font_20_Style96"><text:span text:style-name="T31">L*</text:span></text:span><text:span text:style-name="Font_20_Style95"><text:span text:style-name="T16"> V</text:span></text:span><text:span text:style-name="Font_20_Style95"><text:span text:style-name="T45">*</text:span></text:span></text:p>
          </table:table-cell>
          <table:table-cell table:style-name="Таблица6.C1" office:value-type="string">
            <text:p text:style-name="P43"><text:span text:style-name="Font_20_Style96"><text:span text:style-name="T31">18,56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Font_20_Style102"><text:span text:style-name="T22">Работа по программированию</text:span></text:span></text:p>
          </table:table-cell>
          <table:table-cell table:style-name="Таблица6.A1" office:value-type="string">
            <text:p text:style-name="P43"><text:span text:style-name="Font_20_Style95"><text:span text:style-name="T16">E</text:span></text:span><text:span text:style-name="Font_20_Style96"><text:span text:style-name="T34">=</text:span></text:span><text:span text:style-name="Font_20_Style96"><text:span text:style-name="T31">V</text:span></text:span><text:span text:style-name="Font_20_Style96"><text:span text:style-name="T34"> / </text:span></text:span><text:span text:style-name="Font_20_Style96"><text:span text:style-name="T31">L</text:span></text:span></text:p>
          </table:table-cell>
          <table:table-cell table:style-name="Таблица6.C1" office:value-type="string">
            <text:p text:style-name="P43"><text:span text:style-name="Font_20_Style96"><text:span text:style-name="T31">1520</text:span></text:span></text:p>
          </table:table-cell>
        </table:table-row>
      </table:table>
      <text:p text:style-name="P47"><text:span text:style-name="Font_20_Style96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tyle1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4" style:family="paragraph" style:parent-style-name="Standard">
      <style:paragraph-properties fo:margin-left="0cm" fo:margin-right="0cm" fo:margin-top="0cm" fo:margin-bottom="0cm" fo:line-height="0.45cm" fo:text-align="justify" style:justify-single-word="false" fo:orphans="0" fo:widows="0" fo:text-indent="0.593cm" style:auto-text-indent="false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15" style:family="paragraph" style:parent-style-name="Standard">
      <style:paragraph-properties fo:margin-top="0cm" fo:margin-bottom="0cm" fo:line-height="0.402cm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20" style:family="paragraph" style:parent-style-name="Standard">
      <style:paragraph-properties fo:margin-top="0cm" fo:margin-bottom="0cm" fo:line-height="0.372cm" fo:text-align="center" style:justify-single-word="false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24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16" style:family="paragraph" style:parent-style-name="Standard">
      <style:paragraph-properties fo:margin-top="0cm" fo:margin-bottom="0cm" fo:line-height="0.372cm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23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18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17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21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22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31" style:family="paragraph" style:parent-style-name="Standard">
      <style:paragraph-properties fo:margin-left="0cm" fo:margin-right="0cm" fo:margin-top="0cm" fo:margin-bottom="0cm" fo:line-height="0.441cm" fo:text-align="justify" style:justify-single-word="false" fo:orphans="0" fo:widows="0" fo:text-indent="0.635cm" style:auto-text-indent="false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34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32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33" style:family="paragraph" style:parent-style-name="Standard">
      <style:paragraph-properties fo:margin-left="0cm" fo:margin-right="0cm" fo:margin-top="0cm" fo:margin-bottom="0cm" fo:line-height="0.441cm" fo:text-align="justify" style:justify-single-word="false" fo:orphans="0" fo:widows="0" fo:text-indent="0.653cm" style:auto-text-indent="false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37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87" style:family="paragraph" style:parent-style-name="Standard">
      <style:paragraph-properties fo:margin-top="0cm" fo:margin-bottom="0cm" fo:line-height="100%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38" style:family="paragraph" style:parent-style-name="Standard">
      <style:paragraph-properties fo:margin-left="0cm" fo:margin-right="0cm" fo:margin-top="0cm" fo:margin-bottom="0cm" fo:line-height="0.432cm" fo:text-align="justify" style:justify-single-word="false" fo:orphans="0" fo:widows="0" fo:text-indent="0.653cm" style:auto-text-indent="false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_20_Style95" style:display-name="Font Style95" style:family="text">
      <style:text-properties style:font-name="Times New Roman" fo:font-size="10pt" style:font-size-asian="10pt" style:font-name-complex="Times New Roman" style:font-size-complex="10pt"/>
    </style:style>
    <style:style style:name="Font_20_Style102" style:display-name="Font Style102" style:family="text"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Font_20_Style104" style:display-name="Font Style104" style:family="text"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Font_20_Style105" style:display-name="Font Style105" style:family="text">
      <style:text-properties style:font-name="Times New Roman" fo:font-size="9pt" style:font-size-asian="9pt" style:font-name-complex="Times New Roman" style:font-size-complex="9pt"/>
    </style:style>
    <style:style style:name="Font_20_Style106" style:display-name="Font Style106" style:family="text"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Font_20_Style107" style:display-name="Font Style107" style:family="text"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Font_20_Style108" style:display-name="Font Style108" style:family="text">
      <style:text-properties style:font-name="Times New Roman" fo:font-size="8pt" fo:letter-spacing="0.035cm" fo:font-weight="bold" style:font-size-asian="8pt" style:font-weight-asian="bold" style:font-name-complex="Times New Roman" style:font-size-complex="8pt" style:font-weight-complex="bold"/>
    </style:style>
    <style:style style:name="Font_20_Style110" style:display-name="Font Style110" style:family="text">
      <style:text-properties style:font-name="Tahoma" fo:font-size="5pt" fo:font-weight="bold" style:font-size-asian="5pt" style:font-weight-asian="bold" style:font-name-complex="Tahoma" style:font-size-complex="5pt" style:font-weight-complex="bold"/>
    </style:style>
    <style:style style:name="Font_20_Style111" style:display-name="Font Style111" style:family="text">
      <style:text-properties style:font-name="Arial Narrow" fo:font-size="8pt" fo:font-weight="bold" style:font-size-asian="8pt" style:font-weight-asian="bold" style:font-name-complex="Arial Narrow" style:font-size-complex="8pt" style:font-weight-complex="bold"/>
    </style:style>
    <style:style style:name="Font_20_Style96" style:display-name="Font Style96" style:family="text">
      <style:text-properties style:font-name="Tahoma" fo:font-size="9pt" fo:font-style="italic" style:font-size-asian="9pt" style:font-style-asian="italic" style:font-name-complex="Tahoma" style:font-size-complex="9pt" style:font-style-complex="italic"/>
    </style:style>
    <style:style style:name="Font_20_Style94" style:display-name="Font Style94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Font_20_Style112" style:display-name="Font Style112" style:family="text"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Font_20_Style98" style:display-name="Font Style98" style:family="text">
      <style:text-properties style:font-name="Times New Roman" fo:font-size="14pt" fo:letter-spacing="0.018cm" fo:font-style="italic" style:font-size-asian="14pt" style:font-style-asian="italic" style:font-name-complex="Times New Roman" style:font-size-complex="14pt" style:font-style-complex="italic"/>
    </style:style>
    <style:style style:name="Font_20_Style113" style:display-name="Font Style113" style:family="text">
      <style:text-properties style:font-name="Times New Roman" fo:font-size="8pt" fo:font-style="italic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1.588cm" fo:margin-left="2.54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Zeichenformat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884cm" fo:margin-left="0.635cm"/>
        </style:list-level-properties>
        <style:text-properties style:font-name="Tahoma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8M45S</meta:editing-duration>
    <meta:editing-cycles>110</meta:editing-cycles>
    <meta:generator>OpenOffice/4.1.4$Win32 OpenOffice.org_project/414m5$Build-9788</meta:generator>
    <dc:date>2018-12-06T15:24:05.42</dc:date>
    <meta:document-statistic meta:table-count="5" meta:image-count="0" meta:object-count="0" meta:page-count="5" meta:paragraph-count="265" meta:word-count="615" meta:character-count="3500"/>
    <meta:user-defined meta:name="Info 1"/>
    <meta:user-defined meta:name="Info 2"/>
    <meta:user-defined meta:name="Info 3"/>
    <meta:user-defined meta:name="Info 4"/>
  </office:meta>
</office:document-meta>
</file>